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1" style:family="table">
      <style:table-properties style:width="6.8438in" fo:margin-left="0.0528in" fo:margin-right="0.0715in" table:align="margins" style:writing-mode="lr-tb"/>
    </style:style>
    <style:style style:name="Tabelle1.A" style:family="table-column">
      <style:table-column-properties style:column-width="0.7083in" style:rel-column-width="6782*"/>
    </style:style>
    <style:style style:name="Tabelle1.B" style:family="table-column">
      <style:table-column-properties style:column-width="0.9688in" style:rel-column-width="9276*"/>
    </style:style>
    <style:style style:name="Tabelle1.C" style:family="table-column">
      <style:table-column-properties style:column-width="1.2083in" style:rel-column-width="11570*"/>
    </style:style>
    <style:style style:name="Tabelle1.D" style:family="table-column">
      <style:table-column-properties style:column-width="3.9583in" style:rel-column-width="37907*"/>
    </style:style>
    <style:style style:name="Tabelle1.1" style:family="table-row">
      <style:table-row-properties style:keep-together="true" fo:keep-together="auto"/>
    </style:style>
    <style:style style:name="Tabelle1.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le1.D1" style:family="table-cell">
      <style:table-cell-properties style:vertical-align="top" fo:padding-left="0.0486in" fo:padding-right="0.0486in" fo:padding-top="0in" fo:padding-bottom="0in" fo:border="0.0069in solid #000000" style:writing-mode="lr-tb"/>
    </style:style>
    <style:style style:name="Tabelle1.A2" style:family="table-cell" style:data-style-name="N100">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le1.D2" style:family="table-cell" style:data-style-name="N100">
      <style:table-cell-properties style:vertical-align="top" fo:padding-left="0.0486in" fo:padding-right="0.0486in" fo:padding-top="0in" fo:padding-bottom="0in" fo:border="0.0069in solid #000000" style:writing-mode="lr-tb"/>
    </style:style>
    <style:style style:name="Tabelle4" style:family="table">
      <style:table-properties style:width="5.9833in" fo:margin-left="0.534in" fo:margin-right="0.4507in" table:align="margins" fo:keep-with-next="always" style:writing-mode="lr-tb"/>
    </style:style>
    <style:style style:name="Tabelle4.A" style:family="table-column">
      <style:table-column-properties style:column-width="1.5653in" style:rel-column-width="17144*"/>
    </style:style>
    <style:style style:name="Tabelle4.D" style:family="table-column">
      <style:table-column-properties style:column-width="1.2875in" style:rel-column-width="14103*"/>
    </style:style>
    <style:style style:name="Tabel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elle4.D1" style:family="table-cell">
      <style:table-cell-properties fo:background-color="#e6e6e6" fo:padding="0.0382in" fo:border="0.0007in solid #000000">
        <style:background-image/>
      </style:table-cell-properties>
    </style:style>
    <style:style style:name="Tabelle4.A2" style:family="table-cell" style:data-style-name="N0">
      <style:table-cell-properties fo:padding="0.0382in" fo:border-left="0.0007in solid #000000" fo:border-right="none" fo:border-top="none" fo:border-bottom="0.0007in solid #000000"/>
    </style:style>
    <style:style style:name="Tabelle4.D2" style:family="table-cell">
      <style:table-cell-properties fo:padding="0.0382in" fo:border-left="0.0007in solid #000000" fo:border-right="0.0007in solid #000000" fo:border-top="none" fo:border-bottom="0.0007in solid #000000"/>
    </style:style>
    <style:style style:name="Tabelle4.B11" style:family="table-cell">
      <style:table-cell-properties fo:padding="0.0382in" fo:border-left="0.0007in solid #000000" fo:border-right="none" fo:border-top="none" fo:border-bottom="0.0007in solid #000000"/>
    </style:style>
    <style:style style:name="Tabelle3" style:family="table">
      <style:table-properties style:width="5.9833in" fo:margin-left="0.534in" fo:margin-right="0.4507in" table:align="margins" fo:keep-with-next="always" style:writing-mode="lr-tb"/>
    </style:style>
    <style:style style:name="Tabelle3.A" style:family="table-column">
      <style:table-column-properties style:column-width="1.5653in" style:rel-column-width="17144*"/>
    </style:style>
    <style:style style:name="Tabelle3.D" style:family="table-column">
      <style:table-column-properties style:column-width="1.2875in" style:rel-column-width="14103*"/>
    </style:style>
    <style:style style:name="Tabel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elle3.D1" style:family="table-cell">
      <style:table-cell-properties fo:background-color="#e6e6e6" fo:padding="0.0382in" fo:border="0.0007in solid #000000">
        <style:background-image/>
      </style:table-cell-properties>
    </style:style>
    <style:style style:name="Tabelle3.A2" style:family="table-cell" style:data-style-name="N0">
      <style:table-cell-properties fo:padding="0.0382in" fo:border-left="0.0007in solid #000000" fo:border-right="none" fo:border-top="none" fo:border-bottom="0.0007in solid #000000"/>
    </style:style>
    <style:style style:name="Tabelle3.D2" style:family="table-cell">
      <style:table-cell-properties fo:padding="0.0382in" fo:border-left="0.0007in solid #000000" fo:border-right="0.0007in solid #000000" fo:border-top="none" fo:border-bottom="0.0007in solid #000000"/>
    </style:style>
    <style:style style:name="Tabelle3.B11" style:family="table-cell">
      <style:table-cell-properties fo:padding="0.0382in" fo:border-left="0.0007in solid #000000" fo:border-right="none" fo:border-top="none" fo:border-bottom="0.0007in solid #000000"/>
    </style:style>
    <style:style style:name="Tabelle5" style:family="table">
      <style:table-properties style:width="6.0757in" fo:margin-left="0.4486in" fo:margin-right="0.4438in" table:align="margins" fo:keep-with-next="always" style:writing-mode="lr-tb"/>
    </style:style>
    <style:style style:name="Tabelle5.A" style:family="table-column">
      <style:table-column-properties style:column-width="1.4757in" style:rel-column-width="15917*"/>
    </style:style>
    <style:style style:name="Tabelle5.B" style:family="table-column">
      <style:table-column-properties style:column-width="2.3in" style:rel-column-width="24808*"/>
    </style:style>
    <style:style style:name="Tabelle5.C" style:family="table-column">
      <style:table-column-properties style:column-width="2.3in" style:rel-column-width="24810*"/>
    </style:style>
    <style:style style:name="Tabelle5.1" style:family="table-row">
      <style:table-row-properties style:keep-together="true" fo:keep-together="auto"/>
    </style:style>
    <style:style style:name="Tabelle5.A1" style:family="table-cell">
      <style:table-cell-properties style:vertical-align="top" fo:background-color="#e6e6e6" fo:padding="0.0382in" fo:border-left="0.0007in solid #000000" fo:border-right="none" fo:border-top="0.0007in solid #000000" fo:border-bottom="0.0007in solid #000000" style:writing-mode="lr-tb">
        <style:background-image/>
      </style:table-cell-properties>
    </style:style>
    <style:style style:name="Tabelle5.B1" style:family="table-cell">
      <style:table-cell-properties style:vertical-align="top" fo:background-color="#e6e6e6" fo:padding-left="0.0069in" fo:padding-right="0.0069in" fo:padding-top="0in" fo:padding-bottom="0in" fo:border-left="0.0007in solid #000000" fo:border-right="none" fo:border-top="0.0007in solid #000000" fo:border-bottom="0.0007in solid #000000" style:writing-mode="lr-tb">
        <style:background-image/>
      </style:table-cell-properties>
    </style:style>
    <style:style style:name="Tabelle5.C1" style:family="table-cell">
      <style:table-cell-properties style:vertical-align="top" fo:background-color="#e6e6e6" fo:padding-left="0.0069in" fo:padding-right="0.0069in" fo:padding-top="0in" fo:padding-bottom="0in" fo:border="0.0007in solid #000000" style:writing-mode="lr-tb">
        <style:background-image/>
      </style:table-cell-properties>
    </style:style>
    <style:style style:name="Tabelle5.A2" style:family="table-cell" style:data-style-name="N0">
      <style:table-cell-properties style:vertical-align="top" fo:padding="0.0382in" fo:border-left="0.0007in solid #000000" fo:border-right="none" fo:border-top="none" fo:border-bottom="0.0007in solid #000000" style:writing-mode="lr-tb"/>
    </style:style>
    <style:style style:name="Tabelle5.B2" style:family="table-cell">
      <style:table-cell-properties style:vertical-align="top" fo:padding-left="0.0069in" fo:padding-right="0.0069in" fo:padding-top="0in" fo:padding-bottom="0in" fo:border-left="0.0007in solid #000000" fo:border-right="none" fo:border-top="none" fo:border-bottom="0.0007in solid #000000" style:writing-mode="lr-tb"/>
    </style:style>
    <style:style style:name="Tabelle5.C2" style:family="table-cell">
      <style:table-cell-properties style:vertical-align="top" fo:padding-left="0.0069in" fo:padding-right="0.0069in" fo:padding-top="0in" fo:padding-bottom="0in" fo:border-left="0.0007in solid #000000" fo:border-right="0.0007in solid #000000" fo:border-top="none" fo:border-bottom="0.0007in solid #000000" style:writing-mode="lr-tb"/>
    </style:style>
    <style:style style:name="Tabelle6" style:family="table">
      <style:table-properties style:width="6.3715in" fo:margin-left="0.1708in" fo:margin-right="0.4257in" table:align="margins" fo:keep-with-next="always" style:writing-mode="lr-tb"/>
    </style:style>
    <style:style style:name="Tabelle6.A" style:family="table-column">
      <style:table-column-properties style:column-width="0.9069in" style:rel-column-width="9328*"/>
    </style:style>
    <style:style style:name="Tabelle6.C" style:family="table-column">
      <style:table-column-properties style:column-width="2.4396in" style:rel-column-width="25092*"/>
    </style:style>
    <style:style style:name="Tabelle6.D" style:family="table-column">
      <style:table-column-properties style:column-width="1.059in" style:rel-column-width="10892*"/>
    </style:style>
    <style:style style:name="Tabelle6.E" style:family="table-column">
      <style:table-column-properties style:column-width="1.059in" style:rel-column-width="10895*"/>
    </style:style>
    <style:style style:name="Tabelle6.1" style:family="table-row">
      <style:table-row-properties style:keep-together="true" fo:keep-together="auto"/>
    </style:style>
    <style:style style:name="Tabelle6.A1" style:family="table-cell">
      <style:table-cell-properties style:vertical-align="top" fo:background-color="#e6e6e6" fo:padding="0.0382in" fo:border-left="0.0007in solid #000000" fo:border-right="none" fo:border-top="0.0007in solid #000000" fo:border-bottom="0.0007in solid #000000" style:writing-mode="lr-tb">
        <style:background-image/>
      </style:table-cell-properties>
    </style:style>
    <style:style style:name="Tabelle6.B1" style:family="table-cell">
      <style:table-cell-properties style:vertical-align="top" fo:background-color="#e6e6e6" fo:padding-left="0.0069in" fo:padding-right="0.0069in" fo:padding-top="0in" fo:padding-bottom="0in" fo:border-left="0.0007in solid #000000" fo:border-right="none" fo:border-top="0.0007in solid #000000" fo:border-bottom="0.0007in solid #000000" style:writing-mode="lr-tb">
        <style:background-image/>
      </style:table-cell-properties>
    </style:style>
    <style:style style:name="Tabelle6.E1" style:family="table-cell">
      <style:table-cell-properties style:vertical-align="top" fo:background-color="#e6e6e6" fo:padding-left="0.0069in" fo:padding-right="0.0069in" fo:padding-top="0in" fo:padding-bottom="0in" fo:border="0.0007in solid #000000" style:writing-mode="lr-tb">
        <style:background-image/>
      </style:table-cell-properties>
    </style:style>
    <style:style style:name="Tabelle6.A2" style:family="table-cell">
      <style:table-cell-properties style:vertical-align="top" fo:padding="0.0382in" fo:border-left="0.0007in solid #000000" fo:border-right="none" fo:border-top="none" fo:border-bottom="0.0007in solid #000000" style:writing-mode="lr-tb"/>
    </style:style>
    <style:style style:name="Tabelle6.B2" style:family="table-cell">
      <style:table-cell-properties style:vertical-align="top" fo:padding-left="0.0069in" fo:padding-right="0.0069in" fo:padding-top="0in" fo:padding-bottom="0in" fo:border-left="0.0007in solid #000000" fo:border-right="none" fo:border-top="none" fo:border-bottom="0.0007in solid #000000" style:writing-mode="lr-tb"/>
    </style:style>
    <style:style style:name="Tabelle6.E2" style:family="table-cell">
      <style:table-cell-properties style:vertical-align="top" fo:padding-left="0.0069in" fo:padding-right="0.0069in" fo:padding-top="0in" fo:padding-bottom="0in" fo:border-left="0.0007in solid #000000" fo:border-right="0.0007in solid #000000" fo:border-top="none" fo:border-bottom="0.0007in solid #000000" style:writing-mode="lr-tb"/>
    </style:style>
    <style:style style:name="Tabelle7" style:family="table">
      <style:table-properties style:width="6.3708in" fo:margin-left="0.1708in" fo:margin-right="0.4264in" table:align="margins" fo:keep-with-next="always" style:writing-mode="lr-tb"/>
    </style:style>
    <style:style style:name="Tabelle7.A" style:family="table-column">
      <style:table-column-properties style:column-width="1.2153in" style:rel-column-width="12501*"/>
    </style:style>
    <style:style style:name="Tabelle7.C" style:family="table-column">
      <style:table-column-properties style:column-width="1.9701in" style:rel-column-width="20266*"/>
    </style:style>
    <style:style style:name="Tabelle7.D" style:family="table-column">
      <style:table-column-properties style:column-width="1.9701in" style:rel-column-width="20267*"/>
    </style:style>
    <style:style style:name="Tabelle7.1" style:family="table-row">
      <style:table-row-properties style:keep-together="true" fo:keep-together="auto"/>
    </style:style>
    <style:style style:name="Tabelle7.A1" style:family="table-cell">
      <style:table-cell-properties style:vertical-align="top" fo:background-color="#e6e6e6" fo:padding="0.0382in" fo:border-left="0.0007in solid #000000" fo:border-right="none" fo:border-top="0.0007in solid #000000" fo:border-bottom="0.0007in solid #000000" style:writing-mode="lr-tb">
        <style:background-image/>
      </style:table-cell-properties>
    </style:style>
    <style:style style:name="Tabelle7.B1" style:family="table-cell">
      <style:table-cell-properties style:vertical-align="top" fo:background-color="#e6e6e6" fo:padding-left="0.0069in" fo:padding-right="0.0069in" fo:padding-top="0in" fo:padding-bottom="0in" fo:border-left="0.0007in solid #000000" fo:border-right="none" fo:border-top="0.0007in solid #000000" fo:border-bottom="0.0007in solid #000000" style:writing-mode="lr-tb">
        <style:background-image/>
      </style:table-cell-properties>
    </style:style>
    <style:style style:name="Tabelle7.D1" style:family="table-cell">
      <style:table-cell-properties style:vertical-align="top" fo:background-color="#e6e6e6" fo:padding-left="0.0069in" fo:padding-right="0.0069in" fo:padding-top="0in" fo:padding-bottom="0in" fo:border="0.0007in solid #000000" style:writing-mode="lr-tb">
        <style:background-image/>
      </style:table-cell-properties>
    </style:style>
    <style:style style:name="Tabelle7.A2" style:family="table-cell">
      <style:table-cell-properties style:vertical-align="top" fo:padding="0.0382in" fo:border-left="0.0007in solid #000000" fo:border-right="none" fo:border-top="none" fo:border-bottom="0.0007in solid #000000" style:writing-mode="lr-tb"/>
    </style:style>
    <style:style style:name="Tabelle7.B2" style:family="table-cell">
      <style:table-cell-properties style:vertical-align="top" fo:padding-left="0.0069in" fo:padding-right="0.0069in" fo:padding-top="0in" fo:padding-bottom="0in" fo:border-left="0.0007in solid #000000" fo:border-right="none" fo:border-top="none" fo:border-bottom="0.0007in solid #000000" style:writing-mode="lr-tb"/>
    </style:style>
    <style:style style:name="Tabelle7.D2" style:family="table-cell">
      <style:table-cell-properties style:vertical-align="top" fo:padding-left="0.0069in" fo:padding-right="0.0069in" fo:padding-top="0in" fo:padding-bottom="0in" fo:border-left="0.0007in solid #000000" fo:border-right="0.0007in solid #000000" fo:border-top="none" fo:border-bottom="0.0007in solid #000000" style:writing-mode="lr-tb"/>
    </style:style>
    <style:style style:name="Tabelle7.A5" style:family="table-cell" style:data-style-name="N0">
      <style:table-cell-properties style:vertical-align="top" fo:padding="0.0382in" fo:border-left="0.0007in solid #000000" fo:border-right="none" fo:border-top="none" fo:border-bottom="0.0007in solid #000000" style:writing-mode="lr-tb"/>
    </style:style>
    <style:style style:name="P1" style:family="paragraph" style:parent-style-name="Header">
      <style:paragraph-properties style:snap-to-layout-grid="false">
        <style:tab-stops>
          <style:tab-stop style:position="2.3819in"/>
          <style:tab-stop style:position="3.3862in"/>
          <style:tab-stop style:position="4.7646in"/>
          <style:tab-stop style:position="6.3in" style:type="right"/>
        </style:tab-stops>
      </style:paragraph-properties>
      <style:text-properties fo:language="zxx" fo:country="none" style:language-asian="zxx" style:country-asian="none"/>
    </style:style>
    <style:style style:name="P2" style:family="paragraph" style:parent-style-name="Header">
      <style:paragraph-properties style:snap-to-layout-grid="false"/>
      <style:text-properties fo:language="zxx" fo:country="none" style:language-asian="zxx" style:country-asian="none"/>
    </style:style>
    <style:style style:name="P3" style:family="paragraph" style:parent-style-name="Header">
      <style:paragraph-properties fo:text-align="end" style:justify-single-word="false" style:snap-to-layout-grid="false">
        <style:tab-stops>
          <style:tab-stop style:position="2.3819in"/>
          <style:tab-stop style:position="3.3862in"/>
          <style:tab-stop style:position="4.7646in"/>
          <style:tab-stop style:position="6.3in" style:type="right"/>
        </style:tab-stops>
      </style:paragraph-properties>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6.9693in" style:type="right"/>
        </style:tab-stops>
      </style:paragraph-properties>
    </style:style>
    <style:style style:name="P6" style:family="paragraph" style:parent-style-name="Standard">
      <style:paragraph-properties fo:padding-left="0in" fo:padding-right="0in" fo:padding-top="0.0138in" fo:padding-bottom="0in" fo:border-left="none" fo:border-right="none" fo:border-top="0.0071in solid #000000" fo:border-bottom="none"/>
      <style:text-properties fo:font-size="1pt" style:font-size-asian="1pt" style:font-size-complex="1pt"/>
    </style:style>
    <style:style style:name="P7" style:family="paragraph" style:parent-style-name="Standard">
      <style:paragraph-properties fo:padding-left="0in" fo:padding-right="0in" fo:padding-top="0in" fo:padding-bottom="0.0138in" fo:border-left="none" fo:border-right="none" fo:border-top="none" fo:border-bottom="0.0071in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style:tab-stops>
          <style:tab-stop style:position="0.2591in"/>
          <style:tab-stop style:position="6.9693in" style:type="right" style:leader-style="dotted" style:leader-text="."/>
        </style:tab-stops>
      </style:paragraph-properties>
    </style:style>
    <style:style style:name="P11" style:family="paragraph" style:parent-style-name="Standard">
      <style:paragraph-properties fo:text-align="start" style:justify-single-word="false" style:snap-to-layout-grid="false"/>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ab-stops/>
      </style:paragraph-properties>
    </style:style>
    <style:style style:name="P14" style:family="paragraph" style:parent-style-name="Standard">
      <style:text-properties fo:color="#000000"/>
    </style:style>
    <style:style style:name="P15" style:family="paragraph" style:parent-style-name="Standard">
      <style:paragraph-properties fo:text-align="center" style:justify-single-word="false"/>
      <style:text-properties fo:font-size="10pt" style:font-size-asian="10pt" style:font-size-complex="10pt"/>
    </style:style>
    <style:style style:name="P16" style:family="paragraph" style:parent-style-name="Standard">
      <style:paragraph-properties fo:text-align="center" style:justify-single-word="false" style:snap-to-layout-grid="false">
        <style:tab-stops/>
      </style:paragraph-properties>
      <style:text-properties fo:font-size="10pt" fo:font-style="italic" style:font-size-asian="10pt" style:font-style-asian="italic" style:font-size-complex="10pt" style:font-style-complex="italic"/>
    </style:style>
    <style:style style:name="P17" style:family="paragraph" style:parent-style-name="Standard">
      <style:paragraph-properties fo:text-align="justify" style:justify-single-word="false"/>
      <style:text-properties fo:font-style="normal" style:font-style-asian="normal" style:font-style-complex="normal"/>
    </style:style>
    <style:style style:name="P18"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9" style:family="paragraph" style:parent-style-name="Standard">
      <style:paragraph-properties fo:margin-left="0in" fo:margin-right="0in" fo:text-indent="0.0181in" style:auto-text-indent="false" style:snap-to-layout-grid="false"/>
    </style:style>
    <style:style style:name="P20" style:family="paragraph" style:parent-style-name="Standard">
      <style:paragraph-properties fo:margin-left="1.3543in" fo:margin-right="0in" fo:text-align="justify" style:justify-single-word="false" fo:text-indent="-1.3646in" style:auto-text-indent="false">
        <style:tab-stops/>
      </style:paragraph-properties>
    </style:style>
    <style:style style:name="P21" style:family="paragraph" style:parent-style-name="Standard">
      <style:paragraph-properties fo:margin-left="1.3543in" fo:margin-right="0in" fo:text-align="start" style:justify-single-word="false" fo:text-indent="-1.3646in" style:auto-text-indent="false">
        <style:tab-stops/>
      </style:paragraph-properties>
    </style:style>
    <style:style style:name="P22" style:family="paragraph" style:parent-style-name="Standard">
      <style:paragraph-properties fo:margin-left="-0.0102in" fo:margin-right="0in" fo:text-align="justify" style:justify-single-word="false" fo:text-indent="0in" style:auto-text-indent="false">
        <style:tab-stops/>
      </style:paragraph-properties>
    </style:style>
    <style:style style:name="P23" style:family="paragraph" style:parent-style-name="Standard">
      <style:paragraph-properties fo:margin-top="0in" fo:margin-bottom="0in" fo:orphans="0" fo:widows="0" fo:hyphenation-ladder-count="no-limit" text:number-lines="false" text:line-number="0"/>
      <style:text-properties fo:hyphenate="false" fo:hyphenation-remain-char-count="2" fo:hyphenation-push-char-count="2"/>
    </style:style>
    <style:style style:name="P24" style:family="paragraph" style:parent-style-name="Table_20_Contents_20__28_user_29_">
      <style:paragraph-properties fo:margin-top="0in" fo:margin-bottom="0in" fo:text-align="center" style:justify-single-word="false" style:snap-to-layout-grid="false"/>
      <style:text-properties fo:font-size="10pt" style:font-size-asian="10pt" style:font-size-complex="10pt" style:text-rotation-angle="0" style:text-rotation-scale="line-height"/>
    </style:style>
    <style:style style:name="P25" style:family="paragraph" style:parent-style-name="Table_20_Contents_20__28_user_29_">
      <style:paragraph-properties fo:margin-top="0in" fo:margin-bottom="0in" fo:text-align="center" style:justify-single-word="false" style:snap-to-layout-grid="false"/>
      <style:text-properties fo:font-size="8pt" style:font-size-asian="8pt" style:font-size-complex="8pt"/>
    </style:style>
    <style:style style:name="P26" style:family="paragraph" style:parent-style-name="Standard">
      <style:paragraph-properties fo:margin-left="0in" fo:margin-right="0in" fo:text-align="justify" style:justify-single-word="false" fo:text-indent="0in" style:auto-text-indent="false">
        <style:tab-stops/>
      </style:paragraph-properties>
    </style:style>
    <style:style style:name="P27" style:family="paragraph" style:parent-style-name="Standard">
      <style:paragraph-properties fo:margin-top="0in" fo:margin-bottom="0.122in" fo:text-align="justify" style:justify-single-word="false"/>
    </style:style>
    <style:style style:name="P28" style:family="paragraph" style:parent-style-name="Standard">
      <style:paragraph-properties fo:margin-top="0in" fo:margin-bottom="0.122in" fo:text-align="justify" style:justify-single-word="false" fo:break-before="page"/>
    </style:style>
    <style:style style:name="P29" style:family="paragraph" style:parent-style-name="Table_20_Contents_20__28_user_29_">
      <style:paragraph-properties fo:text-align="center" style:justify-single-word="false" style:snap-to-layout-grid="false"/>
      <style:text-properties fo:font-size="10pt" style:font-size-asian="10pt" style:font-size-complex="10pt"/>
    </style:style>
    <style:style style:name="P30" style:family="paragraph" style:parent-style-name="Table_20_Contents_20__28_user_29_">
      <style:paragraph-properties fo:text-align="center" style:justify-single-word="false" style:snap-to-layout-grid="false"/>
      <style:text-properties fo:font-size="10pt" fo:font-style="italic" style:font-size-asian="10pt" style:font-style-asian="italic" style:font-size-complex="10pt" style:font-style-complex="italic"/>
    </style:style>
    <style:style style:name="P31" style:family="paragraph" style:parent-style-name="Table_20_Contents_20__28_user_29_">
      <style:paragraph-properties fo:text-align="center" style:justify-single-word="false" style:snap-to-layout-grid="false"/>
    </style:style>
    <style:style style:name="P32" style:family="paragraph" style:parent-style-name="Table_20_Contents_20__28_user_29_">
      <style:paragraph-properties fo:text-align="center" style:justify-single-word="false" style:snap-to-layout-grid="false"/>
      <style:text-properties fo:font-size="8pt" style:font-size-asian="8pt" style:font-size-complex="8pt"/>
    </style:style>
    <style:style style:name="P33" style:family="paragraph" style:parent-style-name="Table_20_Contents_20__28_user_29_">
      <style:paragraph-properties fo:margin-top="0in" fo:margin-bottom="0.0835in" fo:text-align="center" style:justify-single-word="false" fo:orphans="2" fo:widows="2" style:text-autospace="none" style:snap-to-layout-grid="false" style:writing-mode="lr-tb">
        <style:tab-stops>
          <style:tab-stop style:position="2.3819in"/>
          <style:tab-stop style:position="3.3862in"/>
          <style:tab-stop style:position="4.7646in"/>
        </style:tab-stops>
      </style:paragraph-properties>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34" style:family="paragraph" style:parent-style-name="Table_20_Contents_20__28_user_29_">
      <style:paragraph-properties fo:margin-top="0in" fo:margin-bottom="0.0835in" fo:text-align="center" style:justify-single-word="false" fo:orphans="2" fo:widows="2" style:text-autospace="none" style:snap-to-layout-grid="false" style:writing-mode="lr-tb">
        <style:tab-stops>
          <style:tab-stop style:position="2.3819in"/>
          <style:tab-stop style:position="3.3862in"/>
          <style:tab-stop style:position="4.7646in"/>
        </style:tab-stops>
      </style:paragraph-properties>
      <style:text-properties style:use-window-font-color="true" style:font-name="Arial" fo:font-size="8pt" fo:language="de" fo:country="DE" style:font-name-asian="Times New Roman" style:font-size-asian="8pt" style:font-name-complex="Arial" style:font-size-complex="8pt" style:language-complex="ar" style:country-complex="SA"/>
    </style:style>
    <style:style style:name="P35" style:family="paragraph" style:parent-style-name="Table_20_Contents_20__28_user_29_">
      <style:paragraph-properties fo:margin-top="0in" fo:margin-bottom="0.0835in" fo:text-align="center" style:justify-single-word="false" fo:orphans="2" fo:widows="2" style:text-autospace="none" style:snap-to-layout-grid="false" style:writing-mode="lr-tb">
        <style:tab-stops>
          <style:tab-stop style:position="2.3819in"/>
          <style:tab-stop style:position="3.3862in"/>
          <style:tab-stop style:position="4.7646in"/>
        </style:tab-stops>
      </style:paragraph-properties>
      <style:text-properties fo:font-size="10pt" style:font-size-asian="10pt" style:font-size-complex="10pt"/>
    </style:style>
    <style:style style:name="P36" style:family="paragraph" style:parent-style-name="Table">
      <style:paragraph-properties fo:margin-left="0.5307in" fo:margin-right="0in" fo:text-indent="0in" style:auto-text-indent="false"/>
    </style:style>
    <style:style style:name="P37" style:family="paragraph" style:parent-style-name="Table">
      <style:paragraph-properties fo:margin-left="0.5307in" fo:margin-right="0in" fo:margin-top="0in" fo:margin-bottom="0.122in" fo:text-align="justify" style:justify-single-word="false" fo:text-indent="0in" style:auto-text-indent="false"/>
    </style:style>
    <style:style style:name="P38" style:family="paragraph" style:parent-style-name="Standard">
      <style:paragraph-properties fo:margin-left="1in" fo:margin-right="0in" fo:text-align="justify" style:justify-single-word="false" fo:text-indent="-0.25in" style:auto-text-indent="false">
        <style:tab-stops/>
      </style:paragraph-properties>
      <style:text-properties fo:font-style="italic" style:font-style-asian="italic" style:font-style-complex="italic"/>
    </style:style>
    <style:style style:name="P39" style:family="paragraph" style:parent-style-name="Standard">
      <style:paragraph-properties fo:margin-left="0.4516in" fo:margin-right="0in" fo:margin-top="0in" fo:margin-bottom="0.122in" fo:text-align="justify" style:justify-single-word="false" fo:text-indent="0in" style:auto-text-indent="false"/>
    </style:style>
    <style:style style:name="P40" style:family="paragraph" style:parent-style-name="Contents_20_1">
      <style:paragraph-properties>
        <style:tab-stops>
          <style:tab-stop style:position="6.9681in" style:type="right" style:leader-style="dotted" style:leader-text="."/>
          <style:tab-stop style:position="6.9693in" style:leader-style="dotted" style:leader-text="."/>
        </style:tab-stops>
      </style:paragraph-properties>
    </style:style>
    <style:style style:name="P41" style:family="paragraph" style:parent-style-name="Contents_20_2">
      <style:paragraph-properties>
        <style:tab-stops>
          <style:tab-stop style:position="6.9681in" style:type="right" style:leader-style="dotted" style:leader-text="."/>
          <style:tab-stop style:position="6.9693in" style:leader-style="dotted" style:leader-text="."/>
        </style:tab-stops>
      </style:paragraph-properties>
    </style:style>
    <style:style style:name="P42" style:family="paragraph" style:parent-style-name="Heading_20_2">
      <style:paragraph-properties fo:text-align="justify" style:justify-single-word="false"/>
    </style:style>
    <style:style style:name="P43" style:family="paragraph" style:parent-style-name="Heading_20_2">
      <style:paragraph-properties fo:text-align="justify" style:justify-single-word="false">
        <style:tab-stops>
          <style:tab-stop style:position="0.4807in"/>
          <style:tab-stop style:position="2.3819in"/>
          <style:tab-stop style:position="3.3862in"/>
          <style:tab-stop style:position="4.7646in"/>
        </style:tab-stops>
      </style:paragraph-properties>
    </style:style>
    <style:style style:name="P44" style:family="paragraph" style:parent-style-name="Heading_20_2">
      <style:paragraph-properties fo:text-align="justify" style:justify-single-word="false" fo:break-before="page"/>
    </style:style>
    <style:style style:name="P45" style:family="paragraph" style:parent-style-name="Heading_20_1">
      <style:paragraph-properties fo:text-align="justify" style:justify-single-word="false"/>
    </style:style>
    <style:style style:name="P46" style:family="paragraph" style:parent-style-name="Heading_20_1">
      <style:paragraph-properties fo:break-before="page"/>
    </style:style>
    <style:style style:name="P47" style:family="paragraph" style:parent-style-name="Standard" style:list-style-name="L1">
      <style:paragraph-properties style:snap-to-layout-grid="false"/>
      <style:text-properties fo:font-size="10pt" style:font-size-asian="10pt" style:font-size-complex="10pt"/>
    </style:style>
    <style:style style:name="P48" style:family="paragraph" style:parent-style-name="Standard" style:list-style-name="L2">
      <style:paragraph-properties fo:text-align="justify" style:justify-single-word="false">
        <style:tab-stops>
          <style:tab-stop style:position="1.8654in"/>
          <style:tab-stop style:position="1.989in"/>
        </style:tab-stops>
      </style:paragraph-properties>
    </style:style>
    <style:style style:name="P49" style:family="paragraph" style:parent-style-name="Standard" style:list-style-name="L2">
      <style:paragraph-properties fo:text-align="justify" style:justify-single-word="false">
        <style:tab-stops>
          <style:tab-stop style:position="1.8654in"/>
        </style:tab-stops>
      </style:paragraph-properties>
    </style:style>
    <style:style style:name="P50" style:family="paragraph" style:parent-style-name="Standard" style:list-style-name="L3">
      <style:paragraph-properties fo:text-align="justify" style:justify-single-word="false">
        <style:tab-stops/>
      </style:paragraph-properties>
    </style:style>
    <style:style style:name="P51" style:family="paragraph" style:parent-style-name="Standard" style:list-style-name="L6">
      <style:paragraph-properties fo:text-align="justify" style:justify-single-word="false">
        <style:tab-stops/>
      </style:paragraph-properties>
    </style:style>
    <style:style style:name="P52" style:family="paragraph" style:parent-style-name="Standard" style:list-style-name="L3">
      <style:paragraph-properties fo:text-align="justify" style:justify-single-word="false">
        <style:tab-stops/>
      </style:paragraph-properties>
      <style:text-properties fo:font-style="normal" style:font-style-asian="normal" style:font-style-complex="normal"/>
    </style:style>
    <style:style style:name="P53" style:family="paragraph" style:parent-style-name="Standard" style:list-style-name="L3">
      <style:paragraph-properties fo:text-align="start" style:justify-single-word="false">
        <style:tab-stops/>
      </style:paragraph-properties>
    </style:style>
    <style:style style:name="P54" style:family="paragraph" style:parent-style-name="Standard">
      <style:text-properties fo:font-size="11pt" style:font-size-asian="11pt" style:font-size-complex="11pt"/>
    </style:style>
    <style:style style:name="P55" style:family="paragraph" style:parent-style-name="Standard" style:master-page-name="First_20_Page">
      <style:paragraph-properties style:page-number="1"/>
    </style:style>
    <style:style style:name="P56" style:family="paragraph" style:parent-style-name="Standard" style:list-style-name="L3">
      <style:paragraph-properties fo:margin-left="1in" fo:margin-right="0in" fo:text-align="justify" style:justify-single-word="false" fo:text-indent="-0.25in" style:auto-text-indent="false">
        <style:tab-stops/>
      </style:paragraph-properties>
    </style:style>
    <style:style style:name="P57" style:family="paragraph" style:parent-style-name="Standard" style:list-style-name="L5">
      <style:paragraph-properties fo:margin-left="1in" fo:margin-right="0in" fo:text-align="justify" style:justify-single-word="false" fo:text-indent="-0.25in" style:auto-text-indent="false">
        <style:tab-stops/>
      </style:paragraph-properties>
      <style:text-properties fo:font-style="italic" style:font-style-asian="italic" style:font-style-complex="italic"/>
    </style:style>
    <style:style style:name="P58" style:family="paragraph" style:parent-style-name="Standard" style:list-style-name="L3">
      <style:paragraph-properties fo:margin-left="1.5in" fo:margin-right="0in" fo:text-align="justify" style:justify-single-word="false" fo:text-indent="-0.25in" style:auto-text-indent="false">
        <style:tab-stops/>
      </style:paragraph-properties>
    </style:style>
    <style:style style:name="P59" style:family="paragraph" style:parent-style-name="Standard" style:list-style-name="L4">
      <style:paragraph-properties fo:margin-left="1.5in" fo:margin-right="0in" fo:text-align="justify" style:justify-single-word="false" fo:text-indent="-0.25in" style:auto-text-indent="false">
        <style:tab-stops/>
      </style:paragraph-properties>
    </style:style>
    <style:style style:name="P60" style:family="paragraph" style:parent-style-name="Standard" style:list-style-name="L3">
      <style:paragraph-properties fo:margin-left="1.5in" fo:margin-right="0in" fo:text-align="justify" style:justify-single-word="false" fo:text-indent="-0.25in" style:auto-text-indent="false">
        <style:tab-stops/>
      </style:paragraph-properties>
      <style:text-properties fo:font-style="normal" style:font-style-asian="normal" style:font-style-complex="normal"/>
    </style:style>
    <style:style style:name="P61" style:family="paragraph" style:parent-style-name="Standard" style:list-style-name="L4">
      <style:paragraph-properties fo:margin-left="1.5in" fo:margin-right="0in" fo:text-align="justify" style:justify-single-word="false" fo:text-indent="-0.25in" style:auto-text-indent="false">
        <style:tab-stops/>
      </style:paragraph-properties>
      <style:text-properties fo:font-style="normal" style:font-style-asian="normal" style:font-style-complex="normal"/>
    </style:style>
    <style:style style:name="P62" style:family="paragraph" style:parent-style-name="Standard" style:list-style-name="L3">
      <style:paragraph-properties fo:margin-left="2in" fo:margin-right="0in" fo:text-align="justify" style:justify-single-word="false" fo:text-indent="-0.25in" style:auto-text-indent="false">
        <style:tab-stops/>
      </style:paragraph-properties>
      <style:text-properties fo:font-style="italic" style:font-style-asian="italic" style:font-style-complex="italic"/>
    </style:style>
    <style:style style:name="P63" style:family="paragraph" style:parent-style-name="Standard" style:list-style-name="L4">
      <style:paragraph-properties fo:margin-left="2in" fo:margin-right="0in" fo:text-align="justify" style:justify-single-word="false" fo:text-indent="-0.25in" style:auto-text-indent="false">
        <style:tab-stops/>
      </style:paragraph-properties>
      <style:text-properties fo:font-style="italic" style:font-style-asian="italic" style:font-style-complex="italic"/>
    </style:style>
    <style:style style:name="P64" style:family="paragraph" style:parent-style-name="Standard" style:list-style-name="L3">
      <style:paragraph-properties fo:margin-left="2in" fo:margin-right="0in" fo:text-align="justify" style:justify-single-word="false" fo:text-indent="-0.25in" style:auto-text-indent="false">
        <style:tab-stops/>
      </style:paragraph-properties>
      <style:text-properties fo:font-style="normal" style:font-style-asian="normal" style:font-style-complex="normal"/>
    </style:style>
    <style:style style:name="P65" style:family="paragraph" style:parent-style-name="Standard" style:list-style-name="L4">
      <style:paragraph-properties fo:margin-left="2in" fo:margin-right="0in" fo:text-align="justify" style:justify-single-word="false" fo:text-indent="-0.25in" style:auto-text-indent="false">
        <style:tab-stops/>
      </style:paragraph-properties>
      <style:text-properties fo:font-style="normal" style:font-style-asian="normal" style:font-style-complex="normal"/>
    </style:style>
    <style:style style:name="P66" style:family="paragraph" style:parent-style-name="Standard" style:list-style-name="L4">
      <style:paragraph-properties fo:margin-left="2in" fo:margin-right="0in" fo:text-align="justify" style:justify-single-word="false" fo:text-indent="-0.25in" style:auto-text-indent="false">
        <style:tab-stops/>
      </style:paragraph-properties>
    </style:style>
    <style:style style:name="P67" style:family="paragraph" style:parent-style-name="Standard" style:list-style-name="L5">
      <style:paragraph-properties fo:margin-left="0.9846in" fo:margin-right="0in" fo:text-align="justify" style:justify-single-word="false" fo:text-indent="-0.25in" style:auto-text-indent="false">
        <style:tab-stops/>
      </style:paragraph-properties>
      <style:text-properties fo:font-style="normal" style:font-style-asian="normal" style:font-style-complex="normal"/>
    </style:style>
    <style:style style:name="P68" style:family="paragraph" style:parent-style-name="Standard" style:list-style-name="L3">
      <style:paragraph-properties fo:margin-left="0.9846in" fo:margin-right="0in" fo:text-align="justify" style:justify-single-word="false" fo:text-indent="-0.25in" style:auto-text-indent="false">
        <style:tab-stops/>
      </style:paragraph-properties>
    </style:style>
    <style:style style:name="P69" style:family="paragraph" style:parent-style-name="Standard" style:list-style-name="L6">
      <style:paragraph-properties fo:margin-left="0.9846in" fo:margin-right="0in" fo:text-align="justify" style:justify-single-word="false" fo:text-indent="-0.25in" style:auto-text-indent="false">
        <style:tab-stops/>
      </style:paragraph-properties>
    </style:style>
    <style:style style:name="P70" style:family="paragraph" style:parent-style-name="Standard" style:list-style-name="L5">
      <style:paragraph-properties fo:margin-left="0.4925in" fo:margin-right="0in" fo:text-align="justify" style:justify-single-word="false" fo:text-indent="-0.25in" style:auto-text-indent="false">
        <style:tab-stops/>
      </style:paragraph-properties>
      <style:text-properties fo:font-style="normal" style:font-style-asian="normal" style:font-style-complex="normal"/>
    </style:style>
    <style:style style:name="P71" style:family="paragraph" style:parent-style-name="Standard" style:list-style-name="L3">
      <style:paragraph-properties fo:margin-left="0.4925in" fo:margin-right="0in" fo:text-align="justify" style:justify-single-word="false" fo:text-indent="-0.25in" style:auto-text-indent="false">
        <style:tab-stops/>
      </style:paragraph-properties>
    </style:style>
    <style:style style:name="P72" style:family="paragraph" style:parent-style-name="Standard" style:list-style-name="L3">
      <style:paragraph-properties fo:margin-left="1.4772in" fo:margin-right="0in" fo:text-align="justify" style:justify-single-word="false" fo:text-indent="-0.25in" style:auto-text-indent="false">
        <style:tab-stops/>
      </style:paragraph-properties>
    </style:style>
    <style:style style:name="P73" style:family="paragraph" style:parent-style-name="Standard" style:list-style-name="L6">
      <style:paragraph-properties fo:margin-left="1.4772in" fo:margin-right="0in" fo:text-align="justify" style:justify-single-word="false" fo:text-indent="-0.25in" style:auto-text-indent="false">
        <style:tab-stops/>
      </style:paragraph-properties>
      <style:text-properties fo:font-style="normal" style:font-style-asian="normal" style:font-style-complex="normal"/>
    </style:style>
    <style:style style:name="P74" style:family="paragraph" style:parent-style-name="Standard">
      <style:paragraph-properties fo:break-before="page"/>
      <style:text-properties fo:font-size="11pt" style:font-size-asian="11pt" style:font-size-complex="11pt"/>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language="en" fo:country="US" style:language-complex="ar" style:country-complex="SA"/>
    </style:style>
    <style:style style:name="T6" style:family="text">
      <style:text-properties fo:font-style="normal" style:font-style-asian="normal" style:font-style-complex="normal"/>
    </style:style>
    <style:style style:name="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content" fo:background-color="#ffffff" style:background-transparency="0%" fo:padding="0.0102in" fo:border="none">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8in" fo:text-indent="-0.25in" fo:margin-left="0.54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8in" fo:text-indent="-0.25in" fo:margin-left="0.7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8in" fo:text-indent="-0.25in" fo:margin-left="1.04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8in" fo:text-indent="-0.25in" fo:margin-left="1.2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8in" fo:text-indent="-0.25in" fo:margin-left="1.54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8in" fo:text-indent="-0.25in" fo:margin-left="1.7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8in" fo:text-indent="-0.25in" fo:margin-left="2.04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8in" fo:text-indent="-0.25in" fo:margin-left="2.2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8in" fo:text-indent="-0.25in" fo:margin-left="2.54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8in" fo:text-indent="-0.25in" fo:margin-left="2.798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48in" fo:text-indent="-0.25in" fo:margin-left="0.54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8in" fo:text-indent="-0.25in" fo:margin-left="0.7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8in" fo:text-indent="-0.25in" fo:margin-left="1.04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8in" fo:text-indent="-0.25in" fo:margin-left="1.2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8in" fo:text-indent="-0.25in" fo:margin-left="1.54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8in" fo:text-indent="-0.25in" fo:margin-left="1.7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8in" fo:text-indent="-0.25in" fo:margin-left="2.04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8in" fo:text-indent="-0.25in" fo:margin-left="2.2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8in" fo:text-indent="-0.25in" fo:margin-left="2.54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8in" fo:text-indent="-0.25in" fo:margin-left="2.798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Testspezifikation Leitzentrale<text:reference-mark-end text:name="Titel"/> </text:p>
      <text:p text:style-name="Standard"><text:s/>Für das studentische Projekt <text:span text:style-name="T2"><text:subject>Sichere Eisenbahnsteuerung</text:subject></text:span></text:p>
      <text:p text:style-name="Standard"/>
      <text:p text:style-name="Standard"/>
      <text:p text:style-name="Standard"/>
      <text:p text:style-name="P18"><text:span text:style-name="T4">Datum</text:span><text:tab/><text:modification-date style:data-style-name="N36">18.01.2011</text:modification-date></text:p>
      <text:p text:style-name="P18"><text:span text:style-name="T4">Quelle</text:span><text:tab/>Dokumente → 04_Test → 04.01_Testspezifikation</text:p>
      <text:p text:style-name="P23"><text:span text:style-name="T4">Autoren</text:span><text:tab/>Norman Nieß</text:p>
      <text:p text:style-name="P18"><text:tab/>Kai Dziembala</text:p>
      <text:p text:style-name="P18"><text:span text:style-name="T4">Version</text:span><text:tab/><text:reference-mark-start text:name="Version"/><text:span text:style-name="Version_20_Char">1.0</text:span><text:reference-mark-end text:name="Version"/></text:p>
      <text:p text:style-name="P18"><text:span text:style-name="T4">Status</text:span><text:tab/>freigegeben</text:p>
      <text:p text:style-name="P18"/>
      <text:p text:style-name="Standard"/>
      <text:p text:style-name="Standard"/>
      <text:p text:style-name="Standard"/>
      <text:p text:style-name="Standard"/>
      <text:p text:style-name="P74">Copyright (C) <text:s/>2011 Hochschule Bremen.</text:p>
      <text:p text:style-name="P54">Permission is granted to copy, distribute and/or modify this document</text:p>
      <text:p text:style-name="P54">under the terms of the GNU Free Documentation License, Version 1.3</text:p>
      <text:p text:style-name="P54">or any later version published by the Free Software Foundation;</text:p>
      <text:p text:style-name="P54">with no Invariant Sections, no Front-Cover Texts, and no Back-Cover Texts.</text:p>
      <text:p text:style-name="P54"></text:p>
      <text:p text:style-name="P54">You should have received a copy of the GNU General Public License</text:p>
      <text:p text:style-name="P54">along with this program. <text:s/>If not, see &lt;http://www.gnu.org/licenses/&gt;.</text:p>
      <text:p text:style-name="P54"/>
      <text:p text:style-name="Standard"/>
      <text:p text:style-name="Standard"/>
      <text:h text:style-name="Heading_20_1" text:outline-level="1" text:restart-numbering="true" text:start-value="-1"><text:s/>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9">Bemerkung</text:p>
          </table:table-cell>
        </table:table-row>
        <table:table-row table:style-name="Tabelle1.1">
          <table:table-cell table:style-name="Tabelle1.A2" office:value-type="float" office:value="0">
            <text:p text:style-name="P8">0.0</text:p>
          </table:table-cell>
          <table:table-cell table:style-name="Tabelle1.A2" office:value-type="float" office:value="40212">
            <text:p text:style-name="P11">26.05.2010</text:p>
          </table:table-cell>
          <table:table-cell table:style-name="Tabelle1.A2" office:value-type="float" office:value="0">
            <text:p text:style-name="P8">Kai Dziembala<text:line-break/>Norman Nieß</text:p>
          </table:table-cell>
          <table:table-cell table:style-name="Tabelle1.D2" office:value-type="float" office:value="0">
            <text:p text:style-name="P8">Initialisierung der Testspezifikation</text:p>
          </table:table-cell>
        </table:table-row>
        <table:table-row table:style-name="Tabelle1.1">
          <table:table-cell table:style-name="Tabelle1.A2" office:value-type="float" office:value="0">
            <text:p text:style-name="P8">0.1</text:p>
          </table:table-cell>
          <table:table-cell table:style-name="Tabelle1.A2" office:value-type="float" office:value="0">
            <text:p text:style-name="P8">27.05.2010</text:p>
          </table:table-cell>
          <table:table-cell table:style-name="Tabelle1.A2" office:value-type="float" office:value="0">
            <text:p text:style-name="P8">Kai Dziembala<text:line-break/>Norman Nieß</text:p>
          </table:table-cell>
          <table:table-cell table:style-name="Tabelle1.D2" office:value-type="float" office:value="0">
            <text:p text:style-name="P8">Erstellung der Testfälle 2, 3 (Kapitel 6, 7)</text:p>
          </table:table-cell>
        </table:table-row>
        <table:table-row table:style-name="Tabelle1.1">
          <table:table-cell table:style-name="Tabelle1.A2" office:value-type="float" office:value="0">
            <text:p text:style-name="P8">0.2</text:p>
          </table:table-cell>
          <table:table-cell table:style-name="Tabelle1.A2" office:value-type="float" office:value="0">
            <text:p text:style-name="P8">01.06.2010</text:p>
          </table:table-cell>
          <table:table-cell table:style-name="Tabelle1.A2" office:value-type="float" office:value="0">
            <text:p text:style-name="P8">Kai Dziembala<text:line-break/>Norman Nieß</text:p>
          </table:table-cell>
          <table:table-cell table:style-name="Tabelle1.D2" office:value-type="float" office:value="0">
            <text:p text:style-name="P8">Erstellung des Testfalls 4 (Kapitel 8)</text:p>
          </table:table-cell>
        </table:table-row>
        <table:table-row table:style-name="Tabelle1.1">
          <table:table-cell table:style-name="Tabelle1.A2" office:value-type="float" office:value="0">
            <text:p text:style-name="P8">0.3</text:p>
          </table:table-cell>
          <table:table-cell table:style-name="Tabelle1.A2" office:value-type="float" office:value="0">
            <text:p text:style-name="P8">14.06.2010</text:p>
          </table:table-cell>
          <table:table-cell table:style-name="Tabelle1.A2" office:value-type="float" office:value="0">
            <text:p text:style-name="P8">Kai Dziembala<text:line-break/>Norman Nieß</text:p>
          </table:table-cell>
          <table:table-cell table:style-name="Tabelle1.D2" office:value-type="float" office:value="0">
            <text:p text:style-name="P8">Anpassungen an Review:</text:p>
            <text:list xml:id="list666765199" text:style-name="L1">
              <text:list-item>
                <text:p text:style-name="P47">Umformulierung in Kap. 4</text:p>
              </text:list-item>
              <text:list-item>
                <text:p text:style-name="P47">Umformulierung in Kap 5.3</text:p>
              </text:list-item>
              <text:list-item>
                <text:p text:style-name="P47">Ergänzung in Kap. 6.3</text:p>
              </text:list-item>
              <text:list-item>
                <text:p text:style-name="P47">Umformulierung in Kap. 6.4</text:p>
              </text:list-item>
              <text:list-item>
                <text:p text:style-name="P47">neuer Dokumentenstatus: freigegeben</text:p>
              </text:list-item>
            </text:list>
          </table:table-cell>
        </table:table-row>
        <table:table-row table:style-name="Tabelle1.1">
          <table:table-cell table:style-name="Tabelle1.A2" office:value-type="float" office:value="0">
            <text:p text:style-name="P8">1.0</text:p>
          </table:table-cell>
          <table:table-cell table:style-name="Tabelle1.A2" office:value-type="float" office:value="0">
            <text:p text:style-name="P8">17.06.2010</text:p>
          </table:table-cell>
          <table:table-cell table:style-name="Tabelle1.A2" office:value-type="float" office:value="0">
            <text:p text:style-name="P8">Kai Dziembala</text:p>
          </table:table-cell>
          <table:table-cell table:style-name="Tabelle1.D2" office:value-type="float" office:value="0">
            <text:p text:style-name="P8">Freigabe der Testspezifikation 'Leitzentrale'</text:p>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
      <text:p text:style-name="Standard"/>
      <text:p text:style-name="P9"/>
      <text:h text:style-name="Heading_20_1" text:outline-level="1"><text:s/>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table-of-content-source>
        <text:index-body>
          <text:p text:style-name="P40">1 <text:s/>Historie<text:tab/>2</text:p>
          <text:p text:style-name="P40">2 <text:s/>Inhaltsverzeichnis<text:tab/>3</text:p>
          <text:p text:style-name="P40">3 <text:s/>Identifikation des Testobjekts<text:tab/>5</text:p>
          <text:p text:style-name="P40">4 <text:s/>Testziele<text:tab/>6</text:p>
          <text:p text:style-name="P40">5 <text:s/>Testfall 1 „Fahranweisung holen und wiederholen“<text:tab/>7</text:p>
          <text:p text:style-name="P41">5.1 <text:s/>Identifikation des Testobjektes<text:tab/>7</text:p>
          <text:p text:style-name="P41">5.2 <text:s/>Test-Identifikation<text:tab/>7</text:p>
          <text:p text:style-name="P41">5.3 <text:s/>Testfallbeschreibung<text:tab/>7</text:p>
          <text:p text:style-name="P41">5.4 <text:s/>Testskript<text:tab/>7</text:p>
          <text:p text:style-name="P41">5.5 <text:s/>Testreferenz<text:tab/>9</text:p>
          <text:p text:style-name="P41">5.6 <text:s/>Test-Protokoll<text:tab/>10</text:p>
          <text:p text:style-name="P40">6 <text:s/>Testfall 2 „Befahrbarkeit sicherstellen“<text:tab/>11</text:p>
          <text:p text:style-name="P41">6.1 <text:s/>Identifikation des Testobjektes<text:tab/>11</text:p>
          <text:p text:style-name="P41">6.2 <text:s/>Test-Identifikation<text:tab/>11</text:p>
          <text:p text:style-name="P41">6.3 <text:s/>Testfallbeschreibung<text:tab/>11</text:p>
          <text:p text:style-name="P41">6.4 <text:s/>Testskript<text:tab/>11</text:p>
          <text:p text:style-name="P41">6.5 <text:s/>Testreferenz<text:tab/>13</text:p>
          <text:p text:style-name="P41">6.6 <text:s/>Test-Protokoll<text:tab/>13</text:p>
          <text:p text:style-name="P40">7 <text:s/>Testfall 3 „Senden einer Nachricht an das Auditing System“<text:tab/>14</text:p>
          <text:p text:style-name="P41">7.1 <text:s/>Identifikation des Testobjektes<text:tab/>14</text:p>
          <text:p text:style-name="P41">7.2 <text:s/>Test-Identifikation<text:tab/>14</text:p>
          <text:p text:style-name="P41">7.3 <text:s/>Testfallbeschreibung<text:tab/>14</text:p>
          <text:p text:style-name="P41">7.4 <text:s/>Testskript<text:tab/>14</text:p>
          <text:p text:style-name="P41">7.5 <text:s/>Testreferenz<text:tab/>15</text:p>
          <text:p text:style-name="P41">7.6 <text:s/>Test-Protokoll<text:tab/>16</text:p>
          <text:p text:style-name="P40">8 <text:s/>Testfall 4 „Schreiben eines Streckenbefehls“<text:tab/>17</text:p>
          <text:p text:style-name="P41">8.1 <text:s/>Identifikation des Testobjektes<text:tab/>17</text:p>
          <text:p text:style-name="P41">8.2 <text:s/>Test-Identifikation<text:tab/>17</text:p>
          <text:p text:style-name="P41">8.3 <text:s/>Testfallbeschreibung<text:tab/>17</text:p>
          <text:p text:style-name="P41"><text:soft-page-break/>8.4 <text:s/>Testskript<text:tab/>17</text:p>
          <text:p text:style-name="P41">8.5 <text:s/>Testreferenz<text:tab/>18</text:p>
          <text:p text:style-name="P41">8.6 <text:s/>Test-Protokoll<text:tab/>18</text:p>
          <text:p text:style-name="P40">9 <text:s/>Auswertung<text:tab/>19</text:p>
        </text:index-body>
      </text:table-of-content>
      <text:p text:style-name="P10"/>
      <text:h text:style-name="Heading_20_1" text:outline-level="1"><text:tab/>Identifikation des Testobjekts</text:h>
      <text:p text:style-name="P12">Es wird der Programmcode zum Softwaremodul „Leitzentrale“ getestet:</text:p>
      <text:list xml:id="list1448977597" text:style-name="L2">
        <text:list-item>
          <text:p text:style-name="P48">Leitzentrale.c<text:tab/>(Version 1.2, <text:span text:style-name="T5">Repository</text:span>-Nr. 181)</text:p>
        </text:list-item>
        <text:list-item>
          <text:p text:style-name="P49">Leitzentrale.h<text:tab/>(Version 1.2, <text:span text:style-name="T5">Repository</text:span>-Nr. 181)</text:p>
        </text:list-item>
      </text:list>
      <text:p text:style-name="P12"/>
      <text:p text:style-name="P12">Das Modul 'Leitzentrale' ist Teil der Anwendungsschicht und erzeugt aus den von den Fahrprogrammen abgerufenen Fahranweisungen Streckenbefehle, die jede der beiden Loks ihre im Pflichtenheft vorgegebene Fahraufgabe kollisionsfrei erledigen lassen sollen.</text:p>
      <text:p text:style-name="P12">Die erzeugten Streckenbefehle werden an das Modul Befehlsvalidierung der Sicherheitsschicht zur Überprüfung weitergegeben. Von diesem Modul werden auch die Sensordaten empfangen, die Aufschluss über die derzeitige Position der Loks und Wagons auf der Modelleisenbahnstrecke geben. Zur Vermeidung von Redundanzen wird die Streckentopologie sowie Gleisabschnitt-/ Weichenbelegung und Zugposition über das Shared Memory von der Befehlsvalidierung zur Verfügung gestellt.</text:p>
      <text:p text:style-name="P12">Die Leitzentrale soll nicht nur Kollisionen vermeiden, sondern auch mögliche Fehler beim An- oder Abkoppeln erkennen und diese durch Wiederholung des Vorgangs beheben. Kritische Zustände, wie zwei Loks auf einem Gleisabschnitt, sollen durch vorausschauendes Sperren von Gleisabschnitten für den jeweils anderen Zug vermieden werden.</text:p>
      <text:p text:style-name="P12"/>
      <text:p text:style-name="P12"/>
      <text:h text:style-name="P46" text:outline-level="1"><text:tab/>Testziele</text:h>
      <text:p text:style-name="P12">Der Test des Software-Moduls 'Leitzentrale' soll sicherstellen, dass die Streckenbefehle für die Lokomotiven, Weichen und Entkoppler laut dem Modul-Design 'Leitzentrale' und entsprechend dem jeweils aktuellen Streckenabbild erstellt werden. Dies dient dem Gesamtziel, die Fahraufgabe gemäß Pflichtenheft (Kapitel 6) auszuführen.</text:p>
      <text:p text:style-name="P12"/>
      <text:h text:style-name="Heading_20_1" text:outline-level="1"><text:tab/>Testfall 1 „Fahranweisung holen und wiederholen“</text:h>
      <text:h text:style-name="Heading_20_2" text:outline-level="2"><text:tab/>Identifikation des Testobjektes</text:h>
      <text:p text:style-name="P12">siehe Kapitel 3</text:p>
      <text:p text:style-name="P12"/>
      <text:h text:style-name="P42" text:outline-level="2"><text:tab/>Test-Identifikation</text:h>
      <text:p text:style-name="P20">Testname:<text:tab/>Test_Fahranweisung_holen+wiederholen</text:p>
      <text:p text:style-name="P22">Verzeichnisse</text:p>
      <text:p text:style-name="P21">Testskripts:<text:tab/>Google Code → Dokumente → 04_Tests → 04.02_Testskript → 04.02.05_Leitzentrale</text:p>
      <text:p text:style-name="P21">Testprotokolle:<text:tab/>Google Code → Dokumente → 04_Tests → 04.03_Testprotokolle → 04.03.05_Leitzentrale</text:p>
      <text:p text:style-name="P20"/>
      <text:h text:style-name="Heading_20_2" text:outline-level="2"><text:tab/>Testfallbeschreibung</text:h>
      <text:p text:style-name="P12">Es wird getestet, ob die Funktion 'getFahranweisung()' wiederholt für die Lokomotive 1 und 2 die korrekten Fahranweisungen zurückgibt. Des Weiteren wird getestet, ob ein Wiederholen von Fahranweisungen, im Fall von misslungenen An- oder Abkoppelmanövern möglich ist.</text:p>
      <text:p text:style-name="Standard"/>
      <text:h text:style-name="P42" text:outline-level="2"><text:tab/>Testskript</text:h>
      <text:p text:style-name="P26">Notizen:</text:p>
      <text:p text:style-name="P26">vor Test der Leitzentrale muss das Modul Fahrprogramm getestet sein!</text:p>
      <text:list xml:id="list1409340667" text:style-name="L3">
        <text:list-item>
          <text:p text:style-name="P50"><text:bookmark-start text:name="__DdeLink__3499_1775494012"/>Modul 'Fahrprogramm' initialisieren</text:p>
        </text:list-item>
        <text:list-item>
          <text:p text:style-name="P50">Modul 'Leitzentrale' initialisieren</text:p>
        </text:list-item>
        <text:list-item>
          <text:p text:style-name="P50">for-Schleife mit drei Durchläufen (→ Testfall dreimal durchlaufen) mit folgendem Inhalt:</text:p>
        </text:list-item>
        <text:list-item>
          <text:p text:style-name="P56">for-Schleife mit zwei Durchläufen </text:p>
        </text:list-item>
        <text:list-item>
          <text:p text:style-name="P58"><text:span text:style-name="T3">Schleifenindex</text:span><text:span text:style-name="T6"> entspricht </text:span><text:span text:style-name="T3">Lok</text:span><text:bookmark-end text:name="__DdeLink__3499_1775494012"/></text:p>
        </text:list-item>
        <text:list-item>
          <text:p text:style-name="P58">das Flag <text:span text:style-name="T3">wiederholen[Lok] </text:span><text:span text:style-name="T6">auf </text:span><text:span text:style-name="T3">FALSE</text:span><text:span text:style-name="T6"> setzen</text:span></text:p>
        </text:list-item>
        <text:list-item>
          <text:p text:style-name="P60">for-Schleife mit drei Durchläufen (drei Fahranweisungen holen)</text:p>
        </text:list-item>
        <text:list-item>
          <text:p text:style-name="P62">getFahranweisung()</text:p>
        </text:list-item>
        <text:list-item>
          <text:p text:style-name="P64">Vergleich der Rückgabe mit der erwarteten Fahranweisung</text:p>
        </text:list-item>
      </text:list>
      <text:p text:style-name="P38">------------------</text:p>
      <text:list xml:id="list1395261518" text:style-name="L4">
        <text:list-item>
          <text:p text:style-name="P59"><text:span text:style-name="T3">das Flag wiederholen[Lok] </text:span><text:span text:style-name="T6">auf </text:span><text:span text:style-name="T3">TRUE</text:span><text:span text:style-name="T6"> setzen</text:span></text:p>
        </text:list-item>
        <text:list-item>
          <text:p text:style-name="P61">for-Schleife mit zwei Durchläufen</text:p>
        </text:list-item>
        <text:list-item>
          <text:p text:style-name="P63"><text:soft-page-break/>getFahranweisung()</text:p>
        </text:list-item>
        <text:list-item>
          <text:p text:style-name="P65">Vergleich der Rückgabe mit der erwarteten Fahranweisung</text:p>
        </text:list-item>
        <text:list-item>
          <text:p text:style-name="P66"><text:span text:style-name="T3">das Flag wiederholen[Lok] </text:span><text:span text:style-name="T6">auf </text:span><text:span text:style-name="T3">FALSE</text:span><text:span text:style-name="T6"> setzen</text:span></text:p>
        </text:list-item>
      </text:list>
      <text:list xml:id="list542733163" text:continue-list="list1409340667" text:style-name="L3">
        <text:list-item>
          <text:p text:style-name="P52">Testergebnis in der Konsole ausgeben</text:p>
        </text:list-item>
      </text:list>
      <text:p text:style-name="P13"/>
      <text:p text:style-name="P12">Dies wird mit folgendem Test-Skript realisiert:</text:p>
      <text:p text:style-name="P12">siehe 'Google Code → 04_Test → 04.02_Testskripts → 04.02.05_Leitzentrale'</text:p>
      <text:p text:style-name="P12"/>
      <text:h text:style-name="P44" text:outline-level="2"><text:tab/>Testreferenz</text:h>
      <text:p text:style-name="P27">Während des Testdurchlaufs werden die in Tabelle 1 und 2 aufgelisteten Rückgabewerte <text:s/>erwartet.</text:p>
      <text:p text:style-name="P27">Für die Schleifendurchläufe mit dem Flag <text:span text:style-name="T3">wiederholen[Lok]=FALSE gilt Tabelle 1:</text:span></text:p>
      <table:table table:name="Tabelle4" table:style-name="Tabelle4">
        <table:table-column table:style-name="Tabelle4.A" table:number-columns-repeated="3"/>
        <table:table-column table:style-name="Tabelle4.D"/>
        <table:table-row>
          <table:table-cell table:style-name="Tabelle4.A1" office:value-type="string">
            <text:p>Schleifen-durchlauf</text:p>
            <text:p>1. Schleife</text:p>
            <text:p>(Testfalldurchführung)</text:p>
          </table:table-cell>
          <table:table-cell table:style-name="Tabelle4.A1" office:value-type="string">
            <text:p>Schleifen-durchlauf</text:p>
            <text:p>2. Schleife</text:p>
            <text:p>(Lokomotive)</text:p>
          </table:table-cell>
          <table:table-cell table:style-name="Tabelle4.A1" office:value-type="string">
            <text:p>Schleifendurchlauf</text:p>
            <text:p>3. Schleife</text:p>
            <text:p>(Fahranweisung)</text:p>
          </table:table-cell>
          <table:table-cell table:style-name="Tabelle4.D1" office:value-type="string">
            <text:p>Zurückzugebende Fahranweisung</text:p>
          </table:table-cell>
        </table:table-row>
        <table:table-row>
          <table:table-cell table:style-name="Tabelle4.A2" table:number-rows-spanned="6" office:value-type="float" office:value="1">
            <text:p text:style-name="P15">1</text:p>
          </table:table-cell>
          <table:table-cell table:style-name="Tabelle4.A2" table:number-rows-spanned="3" office:value-type="float" office:value="1">
            <text:p>1</text:p>
          </table:table-cell>
          <table:table-cell table:style-name="Tabelle4.A2" office:value-type="float" office:value="1">
            <text:p>1</text:p>
          </table:table-cell>
          <table:table-cell table:style-name="Tabelle4.D2" office:value-type="string">
            <text:p>[0x0] [0x4]</text:p>
          </table:table-cell>
        </table:table-row>
        <table:table-row>
          <table:covered-table-cell/>
          <table:covered-table-cell/>
          <table:table-cell table:style-name="Tabelle4.A2" office:value-type="float" office:value="2">
            <text:p>2</text:p>
          </table:table-cell>
          <table:table-cell table:style-name="Tabelle4.D2" office:value-type="string">
            <text:p>[0x0] [0x5]</text:p>
          </table:table-cell>
        </table:table-row>
        <table:table-row>
          <table:covered-table-cell/>
          <table:covered-table-cell/>
          <table:table-cell table:style-name="Tabelle4.A2" office:value-type="float" office:value="3">
            <text:p>3</text:p>
          </table:table-cell>
          <table:table-cell table:style-name="Tabelle4.D2" office:value-type="string">
            <text:p>[0x0] [0x6]</text:p>
          </table:table-cell>
        </table:table-row>
        <table:table-row>
          <table:covered-table-cell/>
          <table:table-cell table:style-name="Tabelle4.A2" table:number-rows-spanned="3" office:value-type="float" office:value="2">
            <text:p>2</text:p>
          </table:table-cell>
          <table:table-cell table:style-name="Tabelle4.A2" office:value-type="float" office:value="1">
            <text:p>1</text:p>
          </table:table-cell>
          <table:table-cell table:style-name="Tabelle4.D2" office:value-type="string">
            <text:p>[0x1] [0x1]</text:p>
          </table:table-cell>
        </table:table-row>
        <table:table-row>
          <table:covered-table-cell/>
          <table:covered-table-cell/>
          <table:table-cell table:style-name="Tabelle4.A2" office:value-type="float" office:value="2">
            <text:p>2</text:p>
          </table:table-cell>
          <table:table-cell table:style-name="Tabelle4.D2" office:value-type="string">
            <text:p>[0x1] [0x7]</text:p>
          </table:table-cell>
        </table:table-row>
        <table:table-row>
          <table:covered-table-cell/>
          <table:covered-table-cell/>
          <table:table-cell table:style-name="Tabelle4.A2" office:value-type="float" office:value="3">
            <text:p>3</text:p>
          </table:table-cell>
          <table:table-cell table:style-name="Tabelle4.D2" office:value-type="string">
            <text:p>[0x1] [0x4]</text:p>
          </table:table-cell>
        </table:table-row>
        <table:table-row>
          <table:table-cell table:style-name="Tabelle4.A2" table:number-rows-spanned="6" office:value-type="float" office:value="2">
            <text:p text:style-name="P15">2</text:p>
          </table:table-cell>
          <table:table-cell table:style-name="Tabelle4.A2" table:number-rows-spanned="3" office:value-type="float" office:value="1">
            <text:p>1</text:p>
          </table:table-cell>
          <table:table-cell table:style-name="Tabelle4.A2" office:value-type="float" office:value="1">
            <text:p>1</text:p>
          </table:table-cell>
          <table:table-cell table:style-name="Tabelle4.D2" office:value-type="string">
            <text:p>[0x0] [0x4]</text:p>
          </table:table-cell>
        </table:table-row>
        <table:table-row>
          <table:covered-table-cell/>
          <table:covered-table-cell/>
          <table:table-cell table:style-name="Tabelle4.A2" office:value-type="float" office:value="2">
            <text:p>2</text:p>
          </table:table-cell>
          <table:table-cell table:style-name="Tabelle4.D2" office:value-type="string">
            <text:p>[0x0] [0x5]</text:p>
          </table:table-cell>
        </table:table-row>
        <table:table-row>
          <table:covered-table-cell/>
          <table:covered-table-cell/>
          <table:table-cell table:style-name="Tabelle4.A2" office:value-type="float" office:value="3">
            <text:p>3</text:p>
          </table:table-cell>
          <table:table-cell table:style-name="Tabelle4.D2" office:value-type="string">
            <text:p>[0x0] [0x6]</text:p>
          </table:table-cell>
        </table:table-row>
        <table:table-row>
          <table:covered-table-cell/>
          <table:table-cell table:style-name="Tabelle4.B11" table:number-rows-spanned="3" office:value-type="string">
            <text:p>2</text:p>
          </table:table-cell>
          <table:table-cell table:style-name="Tabelle4.A2" office:value-type="float" office:value="1">
            <text:p>1</text:p>
          </table:table-cell>
          <table:table-cell table:style-name="Tabelle4.D2" office:value-type="string">
            <text:p>[0x1] [0x1]</text:p>
          </table:table-cell>
        </table:table-row>
        <table:table-row>
          <table:covered-table-cell/>
          <table:covered-table-cell/>
          <table:table-cell table:style-name="Tabelle4.A2" office:value-type="float" office:value="2">
            <text:p>2</text:p>
          </table:table-cell>
          <table:table-cell table:style-name="Tabelle4.D2" office:value-type="string">
            <text:p>[0x1] [0x7]</text:p>
          </table:table-cell>
        </table:table-row>
        <table:table-row>
          <table:covered-table-cell/>
          <table:covered-table-cell/>
          <table:table-cell table:style-name="Tabelle4.A2" office:value-type="float" office:value="3">
            <text:p>3</text:p>
          </table:table-cell>
          <table:table-cell table:style-name="Tabelle4.D2" office:value-type="string">
            <text:p>[0x1] [0x4]</text:p>
          </table:table-cell>
        </table:table-row>
        <table:table-row>
          <table:table-cell table:style-name="Tabelle4.B11" table:number-rows-spanned="6" office:value-type="string">
            <text:p text:style-name="P15">3</text:p>
          </table:table-cell>
          <table:table-cell table:style-name="Tabelle4.B11" table:number-rows-spanned="3" office:value-type="string">
            <text:p>1</text:p>
          </table:table-cell>
          <table:table-cell table:style-name="Tabelle4.A2" office:value-type="float" office:value="1">
            <text:p>1</text:p>
          </table:table-cell>
          <table:table-cell table:style-name="Tabelle4.D2" office:value-type="string">
            <text:p>[0x0] [0x4]</text:p>
          </table:table-cell>
        </table:table-row>
        <table:table-row>
          <table:covered-table-cell/>
          <table:covered-table-cell/>
          <table:table-cell table:style-name="Tabelle4.A2" office:value-type="float" office:value="2">
            <text:p>2</text:p>
          </table:table-cell>
          <table:table-cell table:style-name="Tabelle4.D2" office:value-type="string">
            <text:p>[0x0] [0x5]</text:p>
          </table:table-cell>
        </table:table-row>
        <table:table-row>
          <table:covered-table-cell/>
          <table:covered-table-cell/>
          <table:table-cell table:style-name="Tabelle4.A2" office:value-type="float" office:value="3">
            <text:p>3</text:p>
          </table:table-cell>
          <table:table-cell table:style-name="Tabelle4.D2" office:value-type="string">
            <text:p>[0x0] [0x6]</text:p>
          </table:table-cell>
        </table:table-row>
        <table:table-row>
          <table:covered-table-cell/>
          <table:table-cell table:style-name="Tabelle4.B11" table:number-rows-spanned="3" office:value-type="string">
            <text:p>2</text:p>
          </table:table-cell>
          <table:table-cell table:style-name="Tabelle4.A2" office:value-type="float" office:value="1">
            <text:p>1</text:p>
          </table:table-cell>
          <table:table-cell table:style-name="Tabelle4.D2" office:value-type="string">
            <text:p>[0x1] [0x1]</text:p>
          </table:table-cell>
        </table:table-row>
        <table:table-row>
          <table:covered-table-cell/>
          <table:covered-table-cell/>
          <table:table-cell table:style-name="Tabelle4.A2" office:value-type="float" office:value="2">
            <text:p>2</text:p>
          </table:table-cell>
          <table:table-cell table:style-name="Tabelle4.D2" office:value-type="string">
            <text:p>[0x1] [0x7]</text:p>
          </table:table-cell>
        </table:table-row>
        <table:table-row>
          <table:covered-table-cell/>
          <table:covered-table-cell/>
          <table:table-cell table:style-name="Tabelle4.A2" office:value-type="float" office:value="3">
            <text:p>3</text:p>
          </table:table-cell>
          <table:table-cell table:style-name="Tabelle4.D2" office:value-type="string">
            <text:p>[0x1] [0x4]</text:p>
          </table:table-cell>
        </table:table-row>
      </table:table>
      <text:p text:style-name="P36">Tabelle <text:sequence text:ref-name="refTable0" text:name="Table" text:formula="ooow:Table+1" style:num-format="1">1</text:sequence>: Erwartete Rückgabewerte für den Testfall 1 mit wiederholen[Lok] = FALSE</text:p>
      <text:p text:style-name="P27"/>
      <text:p text:style-name="P28">Für die Schleifendurchläufe mit dem Flag <text:span text:style-name="T3">wiederholen[Lok]=TRUE gilt Tabelle 2:</text:span></text:p>
      <text:p text:style-name="P27"/>
      <table:table table:name="Tabelle3" table:style-name="Tabelle3">
        <table:table-column table:style-name="Tabelle3.A" table:number-columns-repeated="3"/>
        <table:table-column table:style-name="Tabelle3.D"/>
        <table:table-row>
          <table:table-cell table:style-name="Tabelle3.A1" office:value-type="string">
            <text:p>Schleifen-durchlauf</text:p>
            <text:p>1. Schleife</text:p>
            <text:p>(Testfalldurchführung)</text:p>
          </table:table-cell>
          <table:table-cell table:style-name="Tabelle3.A1" office:value-type="string">
            <text:p>Schleifen-durchlauf</text:p>
            <text:p>2. Schleife</text:p>
            <text:p>(Lokomotive)</text:p>
          </table:table-cell>
          <table:table-cell table:style-name="Tabelle3.A1" office:value-type="string">
            <text:p>Schleifendurchlauf</text:p>
            <text:p>3. Schleife</text:p>
            <text:p>(Fahranweisung)</text:p>
          </table:table-cell>
          <table:table-cell table:style-name="Tabelle3.D1" office:value-type="string">
            <text:p>Zurückzugebende Fahranweisung</text:p>
          </table:table-cell>
        </table:table-row>
        <table:table-row>
          <table:table-cell table:style-name="Tabelle3.A2" table:number-rows-spanned="6" office:value-type="float" office:value="1">
            <text:p text:style-name="P15">1</text:p>
          </table:table-cell>
          <table:table-cell table:style-name="Tabelle3.A2" table:number-rows-spanned="3" office:value-type="float" office:value="1">
            <text:p>1</text:p>
          </table:table-cell>
          <table:table-cell table:style-name="Tabelle3.A2" office:value-type="float" office:value="1">
            <text:p>1</text:p>
          </table:table-cell>
          <table:table-cell table:style-name="Tabelle3.D2" office:value-type="string">
            <text:p>[0x0] [0x4]</text:p>
          </table:table-cell>
        </table:table-row>
        <table:table-row>
          <table:covered-table-cell/>
          <table:covered-table-cell/>
          <table:table-cell table:style-name="Tabelle3.A2" office:value-type="float" office:value="2">
            <text:p>2</text:p>
          </table:table-cell>
          <table:table-cell table:style-name="Tabelle3.D2" office:value-type="string">
            <text:p>[0x0] [0x5]</text:p>
          </table:table-cell>
        </table:table-row>
        <table:table-row>
          <table:covered-table-cell/>
          <table:covered-table-cell/>
          <table:table-cell table:style-name="Tabelle3.A2" office:value-type="float" office:value="3">
            <text:p>3</text:p>
          </table:table-cell>
          <table:table-cell table:style-name="Tabelle3.D2" office:value-type="string">
            <text:p>[0x0] [0x6]</text:p>
          </table:table-cell>
        </table:table-row>
        <table:table-row>
          <table:covered-table-cell/>
          <table:table-cell table:style-name="Tabelle3.A2" table:number-rows-spanned="3" office:value-type="float" office:value="2">
            <text:p>2</text:p>
          </table:table-cell>
          <table:table-cell table:style-name="Tabelle3.A2" office:value-type="float" office:value="1">
            <text:p>1</text:p>
          </table:table-cell>
          <table:table-cell table:style-name="Tabelle3.D2" office:value-type="string">
            <text:p>[0x1] [0x1]</text:p>
          </table:table-cell>
        </table:table-row>
        <table:table-row>
          <table:covered-table-cell/>
          <table:covered-table-cell/>
          <table:table-cell table:style-name="Tabelle3.A2" office:value-type="float" office:value="2">
            <text:p>2</text:p>
          </table:table-cell>
          <table:table-cell table:style-name="Tabelle3.D2" office:value-type="string">
            <text:p>[0x1] [0x7]</text:p>
          </table:table-cell>
        </table:table-row>
        <table:table-row>
          <table:covered-table-cell/>
          <table:covered-table-cell/>
          <table:table-cell table:style-name="Tabelle3.A2" office:value-type="float" office:value="3">
            <text:p>3</text:p>
          </table:table-cell>
          <table:table-cell table:style-name="Tabelle3.D2" office:value-type="string">
            <text:p>[0x1] [0x4]</text:p>
          </table:table-cell>
        </table:table-row>
        <table:table-row>
          <table:table-cell table:style-name="Tabelle3.A2" table:number-rows-spanned="6" office:value-type="float" office:value="2">
            <text:p text:style-name="P15">2</text:p>
          </table:table-cell>
          <table:table-cell table:style-name="Tabelle3.A2" table:number-rows-spanned="3" office:value-type="float" office:value="1">
            <text:p>1</text:p>
          </table:table-cell>
          <table:table-cell table:style-name="Tabelle3.A2" office:value-type="float" office:value="1">
            <text:p>1</text:p>
          </table:table-cell>
          <table:table-cell table:style-name="Tabelle3.D2" office:value-type="string">
            <text:p>[0x0] [0x4]</text:p>
          </table:table-cell>
        </table:table-row>
        <table:table-row>
          <table:covered-table-cell/>
          <table:covered-table-cell/>
          <table:table-cell table:style-name="Tabelle3.A2" office:value-type="float" office:value="2">
            <text:p>2</text:p>
          </table:table-cell>
          <table:table-cell table:style-name="Tabelle3.D2" office:value-type="string">
            <text:p>[0x0] [0x5]</text:p>
          </table:table-cell>
        </table:table-row>
        <table:table-row>
          <table:covered-table-cell/>
          <table:covered-table-cell/>
          <table:table-cell table:style-name="Tabelle3.A2" office:value-type="float" office:value="3">
            <text:p>3</text:p>
          </table:table-cell>
          <table:table-cell table:style-name="Tabelle3.D2" office:value-type="string">
            <text:p>[0x0] [0x6]</text:p>
          </table:table-cell>
        </table:table-row>
        <table:table-row>
          <table:covered-table-cell/>
          <table:table-cell table:style-name="Tabelle3.B11" table:number-rows-spanned="3" office:value-type="string">
            <text:p>2</text:p>
          </table:table-cell>
          <table:table-cell table:style-name="Tabelle3.A2" office:value-type="float" office:value="1">
            <text:p>1</text:p>
          </table:table-cell>
          <table:table-cell table:style-name="Tabelle3.D2" office:value-type="string">
            <text:p>[0x1] [0x1]</text:p>
          </table:table-cell>
        </table:table-row>
        <table:table-row>
          <table:covered-table-cell/>
          <table:covered-table-cell/>
          <table:table-cell table:style-name="Tabelle3.A2" office:value-type="float" office:value="2">
            <text:p>2</text:p>
          </table:table-cell>
          <table:table-cell table:style-name="Tabelle3.D2" office:value-type="string">
            <text:p>[0x1] [0x7]</text:p>
          </table:table-cell>
        </table:table-row>
        <table:table-row>
          <table:covered-table-cell/>
          <table:covered-table-cell/>
          <table:table-cell table:style-name="Tabelle3.A2" office:value-type="float" office:value="3">
            <text:p>3</text:p>
          </table:table-cell>
          <table:table-cell table:style-name="Tabelle3.D2" office:value-type="string">
            <text:p>[0x1] [0x4]</text:p>
          </table:table-cell>
        </table:table-row>
        <table:table-row>
          <table:table-cell table:style-name="Tabelle3.B11" table:number-rows-spanned="6" office:value-type="string">
            <text:p text:style-name="P15">3</text:p>
          </table:table-cell>
          <table:table-cell table:style-name="Tabelle3.B11" table:number-rows-spanned="3" office:value-type="string">
            <text:p>1</text:p>
          </table:table-cell>
          <table:table-cell table:style-name="Tabelle3.A2" office:value-type="float" office:value="1">
            <text:p>1</text:p>
          </table:table-cell>
          <table:table-cell table:style-name="Tabelle3.D2" office:value-type="string">
            <text:p>[0x0] [0x4]</text:p>
          </table:table-cell>
        </table:table-row>
        <table:table-row>
          <table:covered-table-cell/>
          <table:covered-table-cell/>
          <table:table-cell table:style-name="Tabelle3.A2" office:value-type="float" office:value="2">
            <text:p>2</text:p>
          </table:table-cell>
          <table:table-cell table:style-name="Tabelle3.D2" office:value-type="string">
            <text:p>[0x0] [0x5]</text:p>
          </table:table-cell>
        </table:table-row>
        <table:table-row>
          <table:covered-table-cell/>
          <table:covered-table-cell/>
          <table:table-cell table:style-name="Tabelle3.A2" office:value-type="float" office:value="3">
            <text:p>3</text:p>
          </table:table-cell>
          <table:table-cell table:style-name="Tabelle3.D2" office:value-type="string">
            <text:p>[0x0] [0x6]</text:p>
          </table:table-cell>
        </table:table-row>
        <table:table-row>
          <table:covered-table-cell/>
          <table:table-cell table:style-name="Tabelle3.B11" table:number-rows-spanned="3" office:value-type="string">
            <text:p>2</text:p>
          </table:table-cell>
          <table:table-cell table:style-name="Tabelle3.A2" office:value-type="float" office:value="1">
            <text:p>1</text:p>
          </table:table-cell>
          <table:table-cell table:style-name="Tabelle3.D2" office:value-type="string">
            <text:p>[0x1] [0x1]</text:p>
          </table:table-cell>
        </table:table-row>
        <table:table-row>
          <table:covered-table-cell/>
          <table:covered-table-cell/>
          <table:table-cell table:style-name="Tabelle3.A2" office:value-type="float" office:value="2">
            <text:p>2</text:p>
          </table:table-cell>
          <table:table-cell table:style-name="Tabelle3.D2" office:value-type="string">
            <text:p>[0x1] [0x7]</text:p>
          </table:table-cell>
        </table:table-row>
        <table:table-row>
          <table:covered-table-cell/>
          <table:covered-table-cell/>
          <table:table-cell table:style-name="Tabelle3.A2" office:value-type="float" office:value="3">
            <text:p>3</text:p>
          </table:table-cell>
          <table:table-cell table:style-name="Tabelle3.D2" office:value-type="string">
            <text:p>[0x1] [0x4]</text:p>
          </table:table-cell>
        </table:table-row>
      </table:table>
      <text:p text:style-name="P37">Tabelle <text:sequence text:ref-name="refTable1" text:name="Table" text:formula="ooow:Table+1" style:num-format="1">2</text:sequence>: Erwartete Rückgabewerte für den Testfall 1 mit wiederholen[Lok] = TRUE</text:p>
      <text:p text:style-name="P37"/>
      <text:h text:style-name="P43" text:outline-level="2"><text:tab/>Test-Protokoll</text:h>
      <text:p text:style-name="P12">Das Konsolen-Ergebnis wird in das Dokument 'Protokoll_Test_Leitzentrale' kopiert und diese Datei im Ordner 'Google Code → Dokumente → 04_Tests → 04.03_Testprotokolle → 04.03.05_Leitzentrale' abgelegt.</text:p>
      <text:p text:style-name="P12"/>
      <text:p text:style-name="P12"/>
      <text:h text:style-name="Heading_20_1" text:outline-level="1"><text:tab/>Testfall 2 „Befahrbarkeit sicherstellen“</text:h>
      <text:h text:style-name="Heading_20_2" text:outline-level="2"><text:tab/>Identifikation des Testobjektes</text:h>
      <text:p text:style-name="P12">siehe Kapitel 3</text:p>
      <text:p text:style-name="P12"/>
      <text:h text:style-name="P42" text:outline-level="2"><text:tab/>Test-Identifikation</text:h>
      <text:p text:style-name="P20">Testname:<text:tab/>Test_Befahrbarkeit</text:p>
      <text:p text:style-name="P22">Verzeichnisse</text:p>
      <text:p text:style-name="P21">Testskripts:<text:tab/>Google Code → Dokumente → 04_Tests → 04.02_Testskript → 04.02.05_Leitzentrale</text:p>
      <text:p text:style-name="P21">Testprotokolle:<text:tab/>Google Code → Dokumente → 04_Tests → 04.03_Testprotokolle → 04.03.05_Leitzentrale</text:p>
      <text:p text:style-name="P20"/>
      <text:h text:style-name="Heading_20_2" text:outline-level="2"><text:tab/>Testfallbeschreibung</text:h>
      <text:p text:style-name="P12">Es wird getestet, ob ein wiederholter Aufruf der Funktion <text:span text:style-name="T3">checkfahrbarkeit(byte gleisabschnittsNr)</text:span> mit einem identischem Gleisabschnitt, <text:span text:style-name="T6">ab dem zweiten Aufruf, die Information </text:span><text:span text:style-name="T3">nicht befahrbar (FALSE)</text:span><text:span text:style-name="T6"> liefert.</text:span></text:p>
      <text:p text:style-name="P17">In diesem Testfall werden Implizit die internen Funktionen 'checkBelegt(byte gleisabschnittNr)', 'checkGesperrt(byte gleisabschnittNr)', 'setGleisabschnittGesperrt(byte gleisabschnittNr, boolean gesperrt)' und 'getNextWeiche(byte zielNr)' getestet.</text:p>
      <text:p text:style-name="P20"/>
      <text:h text:style-name="P42" text:outline-level="2"><text:tab/>Testskript</text:h>
      <text:p text:style-name="P26">Notizen:</text:p>
      <text:list xml:id="list1617366549" text:continue-numbering="true" text:style-name="L3">
        <text:list-item>
          <text:p text:style-name="P50">Modul 'Leitzentrale' initialisieren</text:p>
        </text:list-item>
        <text:list-item>
          <text:p text:style-name="P50">Variablen BV_Streckentopologie.prevSwitch, BV_Streckentopologie.nextSwitch, BV_weichenBelegung, BV_gleisBelegung erstellen, fahranweisung.fahrbefehl=fahrend setzen</text:p>
        </text:list-item>
        <text:list-item>
          <text:p text:style-name="P53">Variable <text:span text:style-name="T3">gleisabschnittsNr = 0x4</text:span> definieren</text:p>
        </text:list-item>
        <text:list-item>
          <text:p text:style-name="P50">for-Schleife mit drei Durchläufen (→ Testfall dreimal durchlaufen) mit folgendem Inhalt:</text:p>
        </text:list-item>
      </text:list>
      <text:list xml:id="list1971073453" text:style-name="L5">
        <text:list-item>
          <text:p text:style-name="P57"><text:span text:style-name="T6">die Funktion </text:span>checkBefahrbarkeit(byte gleisabschnittNr) <text:span text:style-name="T6">wird zweimal hintereinander mit dem Argument </text:span>gleisabschnittsNr<text:span text:style-name="T6"> aufgerufen</text:span></text:p>
        </text:list-item>
        <text:list-item>
          <text:p text:style-name="P67">die Funktion <text:span text:style-name="T3">checkBefahrbarkeit(byte gleisabschnittNr)</text:span> wird erneut mit dem Argument gleisabschnittsNr aufgerufen</text:p>
        </text:list-item>
        <text:list-item>
          <text:p text:style-name="P70">Testergebnis wird in der Konsole ausgegeben</text:p>
        </text:list-item>
      </text:list>
      <text:p text:style-name="P26"/>
      <text:p text:style-name="P12"><text:soft-page-break/>Dies wird mit folgendem Test-Skript realisiert:</text:p>
      <text:p text:style-name="P12">siehe 'Google Code → 04_Test → 04.02_Testskripts → 04.02.05_Leitzentrale'</text:p>
      <text:h text:style-name="P44" text:outline-level="2"><text:tab/>Testreferenz</text:h>
      <text:p text:style-name="P27">Während des Testdurchlaufs werden die in Tabelle 3 dargestellten Rückgabewerte erwartet:</text:p>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Schleifendurchlauf</text:p>
          </table:table-cell>
          <table:table-cell table:style-name="Tabelle5.B1" office:value-type="string">
            <text:p>Rückgabewert vom 1. Aufruf <text:span text:style-name="T3">checkBefahrbarkeit(0x4)</text:span></text:p>
          </table:table-cell>
          <table:table-cell table:style-name="Tabelle5.C1" office:value-type="string">
            <text:p>Rückgabewert vom 2. Aufruf <text:span text:style-name="T3">checkBefahrbarkeit(0x4)</text:span></text:p>
          </table:table-cell>
        </table:table-row>
        <table:table-row table:style-name="Tabelle5.1">
          <table:table-cell table:style-name="Tabelle5.A2" office:value-type="float" office:value="1">
            <text:p>1</text:p>
          </table:table-cell>
          <table:table-cell table:style-name="Tabelle5.B2" office:value-type="string">
            <text:p>TRUE</text:p>
          </table:table-cell>
          <table:table-cell table:style-name="Tabelle5.C2" office:value-type="string">
            <text:p>FALSE</text:p>
          </table:table-cell>
        </table:table-row>
        <table:table-row table:style-name="Tabelle5.1">
          <table:table-cell table:style-name="Tabelle5.A2" office:value-type="float" office:value="2">
            <text:p>2</text:p>
          </table:table-cell>
          <table:table-cell table:style-name="Tabelle5.B2" office:value-type="string">
            <text:p>TRUE</text:p>
          </table:table-cell>
          <table:table-cell table:style-name="Tabelle5.C2" office:value-type="string">
            <text:p>FALSE</text:p>
          </table:table-cell>
        </table:table-row>
        <table:table-row table:style-name="Tabelle5.1">
          <table:table-cell table:style-name="Tabelle5.A2" office:value-type="float" office:value="3">
            <text:p>3</text:p>
          </table:table-cell>
          <table:table-cell table:style-name="Tabelle5.B2" office:value-type="string">
            <text:p>TRUE</text:p>
          </table:table-cell>
          <table:table-cell table:style-name="Tabelle5.C2" office:value-type="string">
            <text:p>FALSE</text:p>
          </table:table-cell>
        </table:table-row>
      </table:table>
      <text:p text:style-name="P39">Tabelle <text:sequence text:ref-name="refTable2" text:name="Table" text:formula="ooow:Table+1" style:num-format="1">3</text:sequence>: Erwartete Rückgabewerte für den Testfall 2</text:p>
      <text:p text:style-name="P27"/>
      <text:h text:style-name="P43" text:outline-level="2"><text:tab/>Test-Protokoll</text:h>
      <text:p text:style-name="P12">Das Konsolen-Ergebnis wird in das Dokument 'Protokoll_Test_Leitzentrale' kopiert und diese Datei im Ordner 'Google Code → Dokumente → 04_Tests → 04.03_Testprotokolle → 04.03.05_Leitzentrale' abgelegt.</text:p>
      <text:h text:style-name="Heading_20_1" text:outline-level="1"><text:tab/>Testfall 3 „Senden einer Nachricht an das Auditing System“</text:h>
      <text:h text:style-name="Heading_20_2" text:outline-level="2"><text:tab/>Identifikation des Testobjektes</text:h>
      <text:p text:style-name="P12">siehe Kapitel 3</text:p>
      <text:p text:style-name="P12"/>
      <text:h text:style-name="P42" text:outline-level="2"><text:tab/>Test-Identifikation</text:h>
      <text:p text:style-name="P20">Testname:<text:tab/>Test_sendNachricht</text:p>
      <text:p text:style-name="P22">Verzeichnisse</text:p>
      <text:p text:style-name="P21">Testskripts:<text:tab/>Google Code → Dokumente → 04_Tests → 04.02_Testskript → 04.02.05_Leitzentrale</text:p>
      <text:p text:style-name="P21">Testprotokolle:<text:tab/>Google Code → Dokumente → 04_Tests → 04.03_Testprotokolle → 04.03.05_Leitzentrale</text:p>
      <text:p text:style-name="P20"/>
      <text:h text:style-name="Heading_20_2" text:outline-level="2"><text:tab/>Testfallbeschreibung</text:h>
      <text:p text:style-name="P12">Es wird getestet, ob der Aufruf der Funktion <text:span text:style-name="T3">sendNachricht(FehlerCode fehlerCode)</text:span> mit einem definiert übergebenen <text:span text:style-name="T3">fehlerCode</text:span> <text:span text:style-name="T6">eine korrekt zusammengesetzte Auditing-Meldung erzeugt. Die Überprüfung umfasst alle möglichen Fehlercodes, die auftreten können.</text:span></text:p>
      <text:p text:style-name="P20"/>
      <text:h text:style-name="P42" text:outline-level="2"><text:tab/>Testskript</text:h>
      <text:p text:style-name="P26">Notizen:</text:p>
      <text:list xml:id="list1861208764" text:continue-list="list1617366549" text:style-name="L3">
        <text:list-item>
          <text:p text:style-name="P53">Array mit den acht möglichen Fehler-Codes erzeugen</text:p>
        </text:list-item>
        <text:list-item>
          <text:p text:style-name="P50">Variablen <text:span text:style-name="T3">BV_zugPosition</text:span>, <text:span text:style-name="T3">fahranweisung</text:span> definieren ([0x0] [0x05])</text:p>
        </text:list-item>
        <text:list-item>
          <text:p text:style-name="P50">globale Methode <text:span text:style-name="T3">sendMsg(MODULE_ID, nachricht)</text:span>, welche die Nachricht dem Testprogramm zur Verfügung stellt, erzeugen</text:p>
        </text:list-item>
        <text:list-item>
          <text:p text:style-name="P53">Modul 'Leitzentrale' wird initialisiert</text:p>
        </text:list-item>
        <text:list-item>
          <text:p text:style-name="P50">for-Schleife mit drei Durchläufen (→ Testfall dreimal durchlaufen) mit folgendem Inhalt:</text:p>
        </text:list-item>
        <text:list-item>
          <text:p text:style-name="P68">for-Schleife mit acht Durchläufen (i=0 bis 7)</text:p>
        </text:list-item>
        <text:list-item>
          <text:p text:style-name="P72"><text:span text:style-name="T3">sendNachricht(FehlerCode fehlerCode)</text:span> mit dem Argument <text:span text:style-name="T3">Array(i)</text:span></text:p>
        </text:list-item>
        <text:list-item>
          <text:p text:style-name="P72">die Nachricht aus der Methode <text:span text:style-name="T3">sendMsg(MODULE_ID, nachricht)</text:span> mit der in dem Array vergleichen</text:p>
        </text:list-item>
        <text:list-item>
          <text:p text:style-name="P71">Testergebnis in der Konsole ausgegeben</text:p>
        </text:list-item>
      </text:list>
      <text:p text:style-name="P12"/>
      <text:p text:style-name="P12">Dies wird mit folgendem Test-Skript realisiert:</text:p>
      <text:p text:style-name="P12">siehe 'Google Code → 04_Test → 04.02_Testskripts → 04.02.05_Leitzentrale'</text:p>
      <text:h text:style-name="P42" text:outline-level="2"><text:soft-page-break/><text:tab/>Testreferenz</text:h>
      <text:p text:style-name="P27">Während des Testdurchlaufs werden die in Tabelle 4 dargestellten Rückgabewerte erwartet:</text:p>
      <table:table table:name="Tabelle6" table:style-name="Tabelle6">
        <table:table-column table:style-name="Tabelle6.A" table:number-columns-repeated="2"/>
        <table:table-column table:style-name="Tabelle6.C"/>
        <table:table-column table:style-name="Tabelle6.D"/>
        <table:table-column table:style-name="Tabelle6.E"/>
        <table:table-row table:style-name="Tabelle6.1">
          <table:table-cell table:style-name="Tabelle6.A1" office:value-type="string">
            <text:p>Schleifen-durchlauf</text:p>
            <text:p>1. Schleife</text:p>
          </table:table-cell>
          <table:table-cell table:style-name="Tabelle6.B1" office:value-type="string">
            <text:p>Schleifen-durchlauf</text:p>
            <text:p>2. Schleife</text:p>
          </table:table-cell>
          <table:table-cell table:style-name="Tabelle6.B1" office:value-type="string">
            <text:p>in Funktion 'sendNachricht' als Argument übergebener Fehler-Code</text:p>
          </table:table-cell>
          <table:table-cell table:style-name="Tabelle6.B1" office:value-type="string">
            <text:p>nachricht[0]</text:p>
          </table:table-cell>
          <table:table-cell table:style-name="Tabelle6.E1" office:value-type="string">
            <text:p>nachricht[5]</text:p>
          </table:table-cell>
        </table:table-row>
        <table:table-row table:style-name="Tabelle6.1">
          <table:table-cell table:style-name="Tabelle6.A2" table:number-rows-spanned="8" office:value-type="string">
            <text:p>1</text:p>
          </table:table-cell>
          <table:table-cell table:style-name="Tabelle6.B2" office:value-type="string">
            <text:p>1</text:p>
          </table:table-cell>
          <table:table-cell table:style-name="Tabelle6.B2" office:value-type="string">
            <text:p>FEHLER_ZUSTAND [0x00]</text:p>
          </table:table-cell>
          <table:table-cell table:style-name="Tabelle6.B2" office:value-type="string">
            <text:p>[0x00]</text:p>
          </table:table-cell>
          <table:table-cell table:style-name="Tabelle6.E2" office:value-type="string">
            <text:p>[0x0]</text:p>
          </table:table-cell>
        </table:table-row>
        <table:table-row table:style-name="Tabelle6.1">
          <table:covered-table-cell/>
          <table:table-cell table:style-name="Tabelle6.B2" office:value-type="string">
            <text:p>2</text:p>
          </table:table-cell>
          <table:table-cell table:style-name="Tabelle6.B2" office:value-type="string">
            <text:p>FEHLER_FAHRBEFEHL [0x01]</text:p>
          </table:table-cell>
          <table:table-cell table:style-name="Tabelle6.B2" office:value-type="string">
            <text:p>[0x01]</text:p>
          </table:table-cell>
          <table:table-cell table:style-name="Tabelle6.E2" office:value-type="string">
            <text:p>[0x0]</text:p>
          </table:table-cell>
        </table:table-row>
        <table:table-row table:style-name="Tabelle6.1">
          <table:covered-table-cell/>
          <table:table-cell table:style-name="Tabelle6.B2" office:value-type="string">
            <text:p>3</text:p>
          </table:table-cell>
          <table:table-cell table:style-name="Tabelle6.B2" office:value-type="string">
            <text:p>FEHLER_WEICHENSTELLUNG [0x02]</text:p>
          </table:table-cell>
          <table:table-cell table:style-name="Tabelle6.B2" office:value-type="string">
            <text:p>[0x02]</text:p>
          </table:table-cell>
          <table:table-cell table:style-name="Tabelle6.E2" office:value-type="string">
            <text:p>[0x0]</text:p>
          </table:table-cell>
        </table:table-row>
        <table:table-row table:style-name="Tabelle6.1">
          <table:covered-table-cell/>
          <table:table-cell table:style-name="Tabelle6.B2" office:value-type="string">
            <text:p>4</text:p>
          </table:table-cell>
          <table:table-cell table:style-name="Tabelle6.B2" office:value-type="string">
            <text:p>ZIEL_ERREICHT [0x03]</text:p>
          </table:table-cell>
          <table:table-cell table:style-name="Tabelle6.B2" office:value-type="string">
            <text:p>[0x03]</text:p>
          </table:table-cell>
          <table:table-cell table:style-name="Tabelle6.E2" office:value-type="string">
            <text:p>[0x0]</text:p>
          </table:table-cell>
        </table:table-row>
        <table:table-row table:style-name="Tabelle6.1">
          <table:covered-table-cell/>
          <table:table-cell table:style-name="Tabelle6.B2" office:value-type="string">
            <text:p>5</text:p>
          </table:table-cell>
          <table:table-cell table:style-name="Tabelle6.B2" office:value-type="string">
            <text:p>NICHT_BEFAHRBAR [0x04]</text:p>
          </table:table-cell>
          <table:table-cell table:style-name="Tabelle6.B2" office:value-type="string">
            <text:p>[0x04]</text:p>
          </table:table-cell>
          <table:table-cell table:style-name="Tabelle6.E2" office:value-type="string">
            <text:p>[0x5]</text:p>
          </table:table-cell>
        </table:table-row>
        <table:table-row table:style-name="Tabelle6.1">
          <table:covered-table-cell/>
          <table:table-cell table:style-name="Tabelle6.B2" office:value-type="string">
            <text:p>6</text:p>
          </table:table-cell>
          <table:table-cell table:style-name="Tabelle6.B2" office:value-type="string">
            <text:p>KUPPELN_FEHLGESCHLAGEN [0x05]</text:p>
          </table:table-cell>
          <table:table-cell table:style-name="Tabelle6.B2" office:value-type="string">
            <text:p>[0x05]</text:p>
          </table:table-cell>
          <table:table-cell table:style-name="Tabelle6.E2" office:value-type="string">
            <text:p>[0x0]</text:p>
          </table:table-cell>
        </table:table-row>
        <table:table-row table:style-name="Tabelle6.1">
          <table:covered-table-cell/>
          <table:table-cell table:style-name="Tabelle6.B2" office:value-type="string">
            <text:p>7</text:p>
          </table:table-cell>
          <table:table-cell table:style-name="Tabelle6.B2" office:value-type="string">
            <text:p>ANKUPPEL_VERSUCH [0x06]</text:p>
          </table:table-cell>
          <table:table-cell table:style-name="Tabelle6.B2" office:value-type="string">
            <text:p>[0x06]</text:p>
          </table:table-cell>
          <table:table-cell table:style-name="Tabelle6.E2" office:value-type="string">
            <text:p>[0x0]</text:p>
          </table:table-cell>
        </table:table-row>
        <table:table-row table:style-name="Tabelle6.1">
          <table:covered-table-cell/>
          <table:table-cell table:style-name="Tabelle6.B2" office:value-type="string">
            <text:p>8</text:p>
          </table:table-cell>
          <table:table-cell table:style-name="Tabelle6.B2" office:value-type="string">
            <text:p>ABKUPPEL_VERSUCH [0x07]</text:p>
          </table:table-cell>
          <table:table-cell table:style-name="Tabelle6.B2" office:value-type="string">
            <text:p>[0x07]</text:p>
          </table:table-cell>
          <table:table-cell table:style-name="Tabelle6.E2" office:value-type="string">
            <text:p>[0x0]</text:p>
          </table:table-cell>
        </table:table-row>
        <table:table-row table:style-name="Tabelle6.1">
          <table:table-cell table:style-name="Tabelle6.A2" table:number-rows-spanned="8" office:value-type="string">
            <text:p>2</text:p>
          </table:table-cell>
          <table:table-cell table:style-name="Tabelle6.B2" office:value-type="string">
            <text:p>1</text:p>
          </table:table-cell>
          <table:table-cell table:style-name="Tabelle6.B2" office:value-type="string">
            <text:p>FEHLER_ZUSTAND [0x00]</text:p>
          </table:table-cell>
          <table:table-cell table:style-name="Tabelle6.B2" office:value-type="string">
            <text:p>[0x00]</text:p>
          </table:table-cell>
          <table:table-cell table:style-name="Tabelle6.E2" office:value-type="string">
            <text:p>[0x0]</text:p>
          </table:table-cell>
        </table:table-row>
        <table:table-row table:style-name="Tabelle6.1">
          <table:covered-table-cell/>
          <table:table-cell table:style-name="Tabelle6.B2" office:value-type="string">
            <text:p>2</text:p>
          </table:table-cell>
          <table:table-cell table:style-name="Tabelle6.B2" office:value-type="string">
            <text:p>FEHLER_FAHRBEFEHL [0x01]</text:p>
          </table:table-cell>
          <table:table-cell table:style-name="Tabelle6.B2" office:value-type="string">
            <text:p>[0x01]</text:p>
          </table:table-cell>
          <table:table-cell table:style-name="Tabelle6.E2" office:value-type="string">
            <text:p>[0x0]</text:p>
          </table:table-cell>
        </table:table-row>
        <table:table-row table:style-name="Tabelle6.1">
          <table:covered-table-cell/>
          <table:table-cell table:style-name="Tabelle6.B2" office:value-type="string">
            <text:p>3</text:p>
          </table:table-cell>
          <table:table-cell table:style-name="Tabelle6.B2" office:value-type="string">
            <text:p>FEHLER_WEICHENSTELLUNG [0x02]</text:p>
          </table:table-cell>
          <table:table-cell table:style-name="Tabelle6.B2" office:value-type="string">
            <text:p>[0x02]</text:p>
          </table:table-cell>
          <table:table-cell table:style-name="Tabelle6.E2" office:value-type="string">
            <text:p>[0x0]</text:p>
          </table:table-cell>
        </table:table-row>
        <table:table-row table:style-name="Tabelle6.1">
          <table:covered-table-cell/>
          <table:table-cell table:style-name="Tabelle6.B2" office:value-type="string">
            <text:p>4</text:p>
          </table:table-cell>
          <table:table-cell table:style-name="Tabelle6.B2" office:value-type="string">
            <text:p>ZIEL_ERREICHT [0x03]</text:p>
          </table:table-cell>
          <table:table-cell table:style-name="Tabelle6.B2" office:value-type="string">
            <text:p>[0x03]</text:p>
          </table:table-cell>
          <table:table-cell table:style-name="Tabelle6.E2" office:value-type="string">
            <text:p>[0x0]</text:p>
          </table:table-cell>
        </table:table-row>
        <table:table-row table:style-name="Tabelle6.1">
          <table:covered-table-cell/>
          <table:table-cell table:style-name="Tabelle6.B2" office:value-type="string">
            <text:p>5</text:p>
          </table:table-cell>
          <table:table-cell table:style-name="Tabelle6.B2" office:value-type="string">
            <text:p>NICHT_BEFAHRBAR [0x04]</text:p>
          </table:table-cell>
          <table:table-cell table:style-name="Tabelle6.B2" office:value-type="string">
            <text:p>[0x04]</text:p>
          </table:table-cell>
          <table:table-cell table:style-name="Tabelle6.E2" office:value-type="string">
            <text:p>[0x5]</text:p>
          </table:table-cell>
        </table:table-row>
        <table:table-row table:style-name="Tabelle6.1">
          <table:covered-table-cell/>
          <table:table-cell table:style-name="Tabelle6.B2" office:value-type="string">
            <text:p>6</text:p>
          </table:table-cell>
          <table:table-cell table:style-name="Tabelle6.B2" office:value-type="string">
            <text:p>KUPPELN_FEHLGESCHLAGEN [0x05]</text:p>
          </table:table-cell>
          <table:table-cell table:style-name="Tabelle6.B2" office:value-type="string">
            <text:p>[0x05]</text:p>
          </table:table-cell>
          <table:table-cell table:style-name="Tabelle6.E2" office:value-type="string">
            <text:p>[0x0]</text:p>
          </table:table-cell>
        </table:table-row>
        <table:table-row table:style-name="Tabelle6.1">
          <table:covered-table-cell/>
          <table:table-cell table:style-name="Tabelle6.B2" office:value-type="string">
            <text:p>7</text:p>
          </table:table-cell>
          <table:table-cell table:style-name="Tabelle6.B2" office:value-type="string">
            <text:p>ANKUPPEL_VERSUCH [0x06]</text:p>
          </table:table-cell>
          <table:table-cell table:style-name="Tabelle6.B2" office:value-type="string">
            <text:p>[0x06]</text:p>
          </table:table-cell>
          <table:table-cell table:style-name="Tabelle6.E2" office:value-type="string">
            <text:p>[0x0]</text:p>
          </table:table-cell>
        </table:table-row>
        <table:table-row table:style-name="Tabelle6.1">
          <table:covered-table-cell/>
          <table:table-cell table:style-name="Tabelle6.B2" office:value-type="string">
            <text:p>8</text:p>
          </table:table-cell>
          <table:table-cell table:style-name="Tabelle6.B2" office:value-type="string">
            <text:p>ABKUPPEL_VERSUCH [0x07]</text:p>
          </table:table-cell>
          <table:table-cell table:style-name="Tabelle6.B2" office:value-type="string">
            <text:p>[0x07]</text:p>
          </table:table-cell>
          <table:table-cell table:style-name="Tabelle6.E2" office:value-type="string">
            <text:p>[0x0]</text:p>
          </table:table-cell>
        </table:table-row>
        <table:table-row table:style-name="Tabelle6.1">
          <table:table-cell table:style-name="Tabelle6.A2" table:number-rows-spanned="8" office:value-type="string">
            <text:p>3</text:p>
          </table:table-cell>
          <table:table-cell table:style-name="Tabelle6.B2" office:value-type="string">
            <text:p>1</text:p>
          </table:table-cell>
          <table:table-cell table:style-name="Tabelle6.B2" office:value-type="string">
            <text:p>FEHLER_ZUSTAND [0x00]</text:p>
          </table:table-cell>
          <table:table-cell table:style-name="Tabelle6.B2" office:value-type="string">
            <text:p>[0x00]</text:p>
          </table:table-cell>
          <table:table-cell table:style-name="Tabelle6.E2" office:value-type="string">
            <text:p>[0x0]</text:p>
          </table:table-cell>
        </table:table-row>
        <table:table-row table:style-name="Tabelle6.1">
          <table:covered-table-cell/>
          <table:table-cell table:style-name="Tabelle6.B2" office:value-type="string">
            <text:p>2</text:p>
          </table:table-cell>
          <table:table-cell table:style-name="Tabelle6.B2" office:value-type="string">
            <text:p>FEHLER_FAHRBEFEHL [0x01]</text:p>
          </table:table-cell>
          <table:table-cell table:style-name="Tabelle6.B2" office:value-type="string">
            <text:p>[0x01]</text:p>
          </table:table-cell>
          <table:table-cell table:style-name="Tabelle6.E2" office:value-type="string">
            <text:p>[0x0]</text:p>
          </table:table-cell>
        </table:table-row>
        <table:table-row table:style-name="Tabelle6.1">
          <table:covered-table-cell/>
          <table:table-cell table:style-name="Tabelle6.B2" office:value-type="string">
            <text:p>3</text:p>
          </table:table-cell>
          <table:table-cell table:style-name="Tabelle6.B2" office:value-type="string">
            <text:p>FEHLER_WEICHENSTELLUNG [0x02]</text:p>
          </table:table-cell>
          <table:table-cell table:style-name="Tabelle6.B2" office:value-type="string">
            <text:p>[0x02]</text:p>
          </table:table-cell>
          <table:table-cell table:style-name="Tabelle6.E2" office:value-type="string">
            <text:p>[0x0]</text:p>
          </table:table-cell>
        </table:table-row>
        <table:table-row table:style-name="Tabelle6.1">
          <table:covered-table-cell/>
          <table:table-cell table:style-name="Tabelle6.B2" office:value-type="string">
            <text:p>4</text:p>
          </table:table-cell>
          <table:table-cell table:style-name="Tabelle6.B2" office:value-type="string">
            <text:p>ZIEL_ERREICHT [0x03]</text:p>
          </table:table-cell>
          <table:table-cell table:style-name="Tabelle6.B2" office:value-type="string">
            <text:p>[0x03]</text:p>
          </table:table-cell>
          <table:table-cell table:style-name="Tabelle6.E2" office:value-type="string">
            <text:p>[0x0]</text:p>
          </table:table-cell>
        </table:table-row>
        <table:table-row table:style-name="Tabelle6.1">
          <table:covered-table-cell/>
          <table:table-cell table:style-name="Tabelle6.B2" office:value-type="string">
            <text:p>5</text:p>
          </table:table-cell>
          <table:table-cell table:style-name="Tabelle6.B2" office:value-type="string">
            <text:p>NICHT_BEFAHRBAR [0x04]</text:p>
          </table:table-cell>
          <table:table-cell table:style-name="Tabelle6.B2" office:value-type="string">
            <text:p>[0x04]</text:p>
          </table:table-cell>
          <table:table-cell table:style-name="Tabelle6.E2" office:value-type="string">
            <text:p>[0x5]</text:p>
          </table:table-cell>
        </table:table-row>
        <table:table-row table:style-name="Tabelle6.1">
          <table:covered-table-cell/>
          <table:table-cell table:style-name="Tabelle6.B2" office:value-type="string">
            <text:p>6</text:p>
          </table:table-cell>
          <table:table-cell table:style-name="Tabelle6.B2" office:value-type="string">
            <text:p>KUPPELN_FEHLGESCHLAGEN [0x05]</text:p>
          </table:table-cell>
          <table:table-cell table:style-name="Tabelle6.B2" office:value-type="string">
            <text:p>[0x05]</text:p>
          </table:table-cell>
          <table:table-cell table:style-name="Tabelle6.E2" office:value-type="string">
            <text:p>[0x0]</text:p>
          </table:table-cell>
        </table:table-row>
        <table:table-row table:style-name="Tabelle6.1">
          <table:covered-table-cell/>
          <table:table-cell table:style-name="Tabelle6.B2" office:value-type="string">
            <text:p>7</text:p>
          </table:table-cell>
          <table:table-cell table:style-name="Tabelle6.B2" office:value-type="string">
            <text:p>ANKUPPEL_VERSUCH [0x06]</text:p>
          </table:table-cell>
          <table:table-cell table:style-name="Tabelle6.B2" office:value-type="string">
            <text:p>[0x06]</text:p>
          </table:table-cell>
          <table:table-cell table:style-name="Tabelle6.E2" office:value-type="string">
            <text:p>[0x0]</text:p>
          </table:table-cell>
        </table:table-row>
        <table:table-row table:style-name="Tabelle6.1">
          <table:covered-table-cell/>
          <table:table-cell table:style-name="Tabelle6.B2" office:value-type="string">
            <text:p>8</text:p>
          </table:table-cell>
          <table:table-cell table:style-name="Tabelle6.B2" office:value-type="string">
            <text:p>ABKUPPEL_VERSUCH [0x07]</text:p>
          </table:table-cell>
          <table:table-cell table:style-name="Tabelle6.B2" office:value-type="string">
            <text:p>[0x07]</text:p>
          </table:table-cell>
          <table:table-cell table:style-name="Tabelle6.E2" office:value-type="string">
            <text:p>[0x0]</text:p>
          </table:table-cell>
        </table:table-row>
      </table:table>
      <text:p text:style-name="P39">Tabelle <text:sequence text:ref-name="refTable3" text:name="Table" text:formula="ooow:Table+1" style:num-format="1">4</text:sequence>: Erwartete Rückgabewerte für den Testfall 3</text:p>
      <text:p text:style-name="P27"/>
      <text:h text:style-name="P43" text:outline-level="2"><text:soft-page-break/><text:tab/>Test-Protokoll</text:h>
      <text:p text:style-name="P12">Das Konsolen-Ergebnis wird in das Dokument 'Protokoll_Test_Leitzentrale' kopiert und diese Datei im Ordner 'Google Code → Dokumente → 04_Tests → 04.03_Testprotokolle → 04.03.05_Leitzentrale' abgelegt.</text:p>
      <text:h text:style-name="Heading_20_1" text:outline-level="1"><text:tab/>Testfall 4 „Schreiben eines Streckenbefehls“</text:h>
      <text:h text:style-name="Heading_20_2" text:outline-level="2"><text:tab/>Identifikation des Testobjektes</text:h>
      <text:p text:style-name="P12">siehe Kapitel 3</text:p>
      <text:p text:style-name="P12"/>
      <text:h text:style-name="P42" text:outline-level="2"><text:tab/>Test-Identifikation</text:h>
      <text:p text:style-name="P20">Testname:<text:tab/>Test_Streckenbefehl-Schreiben</text:p>
      <text:p text:style-name="P22">Verzeichnisse</text:p>
      <text:p text:style-name="P21">Testskripts:<text:tab/>Google Code → Dokumente → 04_Tests → 04.02_Testskript → 04.02.05_Leitzentrale</text:p>
      <text:p text:style-name="P21">Testprotokolle:<text:tab/>Google Code → Dokumente → 04_Tests → 04.03_Testprotokolle → 04.03.05_Leitzentrale</text:p>
      <text:p text:style-name="P20"/>
      <text:h text:style-name="Heading_20_2" text:outline-level="2"><text:tab/>Testfallbeschreibung</text:h>
      <text:p text:style-name="P12"><text:span text:style-name="T6">Es wird getestet, ob die interne Funktion '</text:span><text:span text:style-name="T3">setStreckenbefehl(Streckenbefehl streckenbefehl)</text:span><text:span text:style-name="T6">' dem Modul 'Befehlsvalidierung' einen Streckenbefehl über den Shared Memory, entsprechend Modul-Design 'Leitzentrale' zur Verfügung stellt.</text:span></text:p>
      <text:p text:style-name="P20"/>
      <text:h text:style-name="P42" text:outline-level="2"><text:tab/>Testskript</text:h>
      <text:p text:style-name="P26">Notizen:</text:p>
      <text:list xml:id="list850675786" text:style-name="L6">
        <text:list-item>
          <text:p text:style-name="P51">LZ_BV_streckenbefehl global definieren</text:p>
        </text:list-item>
        <text:list-item>
          <text:p text:style-name="P51">for-Schleife mit drei Durchläufen (→ Testfall dreimal durchlaufen) mit folgendem Inhalt:</text:p>
        </text:list-item>
        <text:list-item>
          <text:p text:style-name="P69">for-Schleife mit drei Durchläufen (i=0 bis 2)</text:p>
        </text:list-item>
        <text:list-item>
          <text:p text:style-name="P73">Streckenbefehl definieren, mit Fahranweisung '0x0' und '0x(i+3)' als Gleisabschnitt</text:p>
        </text:list-item>
        <text:list-item>
          <text:p text:style-name="P73">Vergleich des abgelegten Streckenbefehls auf dem Shared Memory mit dem definierten Streckenbefehl.</text:p>
        </text:list-item>
      </text:list>
      <text:list xml:id="list1987454627" text:continue-list="list1861208764" text:style-name="L3">
        <text:list-item>
          <text:p text:style-name="P71">Testergebnis wird in der Konsole ausgegeben</text:p>
        </text:list-item>
      </text:list>
      <text:p text:style-name="P26"/>
      <text:p text:style-name="P12">Dies wird mit folgendem Test-Skript realisiert:</text:p>
      <text:p text:style-name="P12">siehe 'Google Code → 04_Test → 04.02_Testskripts → 04.02.05_Leitzentrale'</text:p>
      <text:p text:style-name="P12"/>
      <text:h text:style-name="P44" text:outline-level="2"><text:tab/>Testreferenz</text:h>
      <text:p text:style-name="P27">Während des Testdurchlaufs werden die in Tabelle 4 dargestellten Rückgabewerte erwartet:</text:p>
      <text:p text:style-name="P27"/>
      <table:table table:name="Tabelle7" table:style-name="Tabelle7">
        <table:table-column table:style-name="Tabelle7.A" table:number-columns-repeated="2"/>
        <table:table-column table:style-name="Tabelle7.C"/>
        <table:table-column table:style-name="Tabelle7.D"/>
        <table:table-row table:style-name="Tabelle7.1">
          <table:table-cell table:style-name="Tabelle7.A1" office:value-type="string">
            <text:p>Schleifen-durchlauf</text:p>
            <text:p>1. Schleife</text:p>
          </table:table-cell>
          <table:table-cell table:style-name="Tabelle7.B1" office:value-type="string">
            <text:p>Schleifen-durchlauf</text:p>
            <text:p>2. Schleife</text:p>
          </table:table-cell>
          <table:table-cell table:style-name="Tabelle7.B1" office:value-type="string">
            <text:p>in Funktion 'setStreckenbefehl' als Argument übergebener Streckenbefehl</text:p>
          </table:table-cell>
          <table:table-cell table:style-name="Tabelle7.D1" office:value-type="string">
            <text:p>Eintrag in den Shared Memory</text:p>
            <text:p text:style-name="P16">'LZ_BV_streckenbefehl'</text:p>
          </table:table-cell>
        </table:table-row>
        <table:table-row table:style-name="Tabelle7.1">
          <table:table-cell table:style-name="Tabelle7.A2" table:number-rows-spanned="3" office:value-type="string">
            <text:p>1</text:p>
          </table:table-cell>
          <table:table-cell table:style-name="Tabelle7.B2" office:value-type="string">
            <text:p>1</text:p>
          </table:table-cell>
          <table:table-cell table:style-name="Tabelle7.B2" office:value-type="string">
            <text:p>[0x0] [0x3]</text:p>
          </table:table-cell>
          <table:table-cell table:style-name="Tabelle7.D2" office:value-type="string">
            <text:p>[0x0] [0x3]</text:p>
          </table:table-cell>
        </table:table-row>
        <table:table-row table:style-name="Tabelle7.1">
          <table:covered-table-cell/>
          <table:table-cell table:style-name="Tabelle7.B2" office:value-type="string">
            <text:p>2</text:p>
          </table:table-cell>
          <table:table-cell table:style-name="Tabelle7.B2" office:value-type="string">
            <text:p>[0x0] [0x4]</text:p>
          </table:table-cell>
          <table:table-cell table:style-name="Tabelle7.D2" office:value-type="string">
            <text:p>[0x0] [0x4]</text:p>
          </table:table-cell>
        </table:table-row>
        <table:table-row table:style-name="Tabelle7.1">
          <table:covered-table-cell/>
          <table:table-cell table:style-name="Tabelle7.B2" office:value-type="string">
            <text:p>3</text:p>
          </table:table-cell>
          <table:table-cell table:style-name="Tabelle7.B2" office:value-type="string">
            <text:p>[0x0] [0x5]</text:p>
          </table:table-cell>
          <table:table-cell table:style-name="Tabelle7.D2" office:value-type="string">
            <text:p>[0x0] [0x5]</text:p>
          </table:table-cell>
        </table:table-row>
        <table:table-row table:style-name="Tabelle7.1">
          <table:table-cell table:style-name="Tabelle7.A5" table:number-rows-spanned="3" office:value-type="float" office:value="2">
            <text:p>2</text:p>
          </table:table-cell>
          <table:table-cell table:style-name="Tabelle7.B2" office:value-type="string">
            <text:p>1</text:p>
          </table:table-cell>
          <table:table-cell table:style-name="Tabelle7.B2" office:value-type="string">
            <text:p>[0x0] [0x3]</text:p>
          </table:table-cell>
          <table:table-cell table:style-name="Tabelle7.D2" office:value-type="string">
            <text:p>[0x0] [0x3]</text:p>
          </table:table-cell>
        </table:table-row>
        <table:table-row table:style-name="Tabelle7.1">
          <table:covered-table-cell/>
          <table:table-cell table:style-name="Tabelle7.B2" office:value-type="string">
            <text:p>2</text:p>
          </table:table-cell>
          <table:table-cell table:style-name="Tabelle7.B2" office:value-type="string">
            <text:p>[0x0] [0x4]</text:p>
          </table:table-cell>
          <table:table-cell table:style-name="Tabelle7.D2" office:value-type="string">
            <text:p>[0x0] [0x4]</text:p>
          </table:table-cell>
        </table:table-row>
        <table:table-row table:style-name="Tabelle7.1">
          <table:covered-table-cell/>
          <table:table-cell table:style-name="Tabelle7.B2" office:value-type="string">
            <text:p>3</text:p>
          </table:table-cell>
          <table:table-cell table:style-name="Tabelle7.B2" office:value-type="string">
            <text:p>[0x0] [0x5]</text:p>
          </table:table-cell>
          <table:table-cell table:style-name="Tabelle7.D2" office:value-type="string">
            <text:p>[0x0] [0x5]</text:p>
          </table:table-cell>
        </table:table-row>
        <table:table-row table:style-name="Tabelle7.1">
          <table:table-cell table:style-name="Tabelle7.A5" table:number-rows-spanned="3" office:value-type="float" office:value="3">
            <text:p>3</text:p>
          </table:table-cell>
          <table:table-cell table:style-name="Tabelle7.B2" office:value-type="string">
            <text:p>1</text:p>
          </table:table-cell>
          <table:table-cell table:style-name="Tabelle7.B2" office:value-type="string">
            <text:p>[0x0] [0x3]</text:p>
          </table:table-cell>
          <table:table-cell table:style-name="Tabelle7.D2" office:value-type="string">
            <text:p>[0x0] [0x3]</text:p>
          </table:table-cell>
        </table:table-row>
        <table:table-row table:style-name="Tabelle7.1">
          <table:covered-table-cell/>
          <table:table-cell table:style-name="Tabelle7.B2" office:value-type="string">
            <text:p>2</text:p>
          </table:table-cell>
          <table:table-cell table:style-name="Tabelle7.B2" office:value-type="string">
            <text:p>[0x0] [0x4]</text:p>
          </table:table-cell>
          <table:table-cell table:style-name="Tabelle7.D2" office:value-type="string">
            <text:p>[0x0] [0x4]</text:p>
          </table:table-cell>
        </table:table-row>
        <table:table-row table:style-name="Tabelle7.1">
          <table:covered-table-cell/>
          <table:table-cell table:style-name="Tabelle7.B2" office:value-type="string">
            <text:p>3</text:p>
          </table:table-cell>
          <table:table-cell table:style-name="Tabelle7.B2" office:value-type="string">
            <text:p>[0x0] [0x5]</text:p>
          </table:table-cell>
          <table:table-cell table:style-name="Tabelle7.D2" office:value-type="string">
            <text:p>[0x0] [0x5]</text:p>
          </table:table-cell>
        </table:table-row>
      </table:table>
      <text:p text:style-name="Table">Tabelle <text:sequence text:ref-name="refTable4" text:name="Table" text:formula="ooow:Table+1" style:num-format="1">5</text:sequence>: Erwartete Shared Memory-Eintragungen für den Testfall 4</text:p>
      <text:p text:style-name="P27"/>
      <text:h text:style-name="P43" text:outline-level="2"><text:tab/>Test-Protokoll</text:h>
      <text:p text:style-name="Standard">Das Konsolen-Ergebnis wird in das Dokument 'Protokoll_Test_Leitzentrale' kopiert und diese Datei im Ordner 'Google Code → Dokumente → 04_Tests → 04.03_Testprotokolle → 04.03.05_Leitzentrale' abgelegt.</text:p>
      <text:p text:style-name="P12"/>
      <text:h text:style-name="P45" text:outline-level="1"><text:tab/>Auswertung</text:h>
      <text:p text:style-name="P14">wird nach Test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de" fo:country="DE"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text-autospace="none" style:writing-mode="lr-tb">
        <style:tab-stops>
          <style:tab-stop style:position="2.3819in"/>
          <style:tab-stop style:position="3.3862in"/>
          <style:tab-stop style:position="4.7646in"/>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0.4917in" fo:margin-right="0in" fo:margin-top="0in" fo:margin-bottom="0.1665in" fo:text-indent="-0.4917in" style:auto-text-indent="false" style:page-number="auto" fo:break-before="page" fo:background-color="transparent" style:shadow="none" fo:keep-with-next="always">
        <style:tab-stops>
          <style:tab-stop style:position="0.2953in"/>
          <style:tab-stop style:position="2.3819in"/>
          <style:tab-stop style:position="3.3862in"/>
          <style:tab-stop style:position="4.7646in"/>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in" fo:margin-right="0in" fo:margin-top="0.0835in" fo:margin-bottom="0.0835in" fo:keep-together="always" fo:text-indent="0in" style:auto-text-indent="false" fo:keep-with-next="always">
        <style:tab-stops>
          <style:tab-stop style:position="0.4925in"/>
          <style:tab-stop style:position="2.3819in"/>
          <style:tab-stop style:position="3.3862in"/>
          <style:tab-stop style:position="4.7646in"/>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1.4752in" fo:margin-right="0in" fo:margin-top="0.0835in" fo:margin-bottom="0.0835in" fo:text-indent="-0.4917in" style:auto-text-indent="false">
        <style:tab-stops>
          <style:tab-stop style:position="2.3819in"/>
          <style:tab-stop style:position="3.3862in"/>
          <style:tab-stop style:position="4.7646in"/>
        </style:tab-stops>
      </style:paragraph-properties>
    </style:style>
    <style:style style:name="Heading_20_4" style:display-name="Heading 4" style:family="paragraph" style:parent-style-name="Heading_20_3" style:next-style-name="Standard" style:default-outline-level="4" style:class="text">
      <style:paragraph-properties fo:margin-left="1.9665in" fo:margin-right="0in" fo:text-indent="-0.4917in" style:auto-text-indent="false">
        <style:tab-stops>
          <style:tab-stop style:position="2.3819in"/>
          <style:tab-stop style:position="3.3862in"/>
          <style:tab-stop style:position="4.7646in"/>
        </style:tab-stops>
      </style:paragraph-properties>
    </style:style>
    <style:style style:name="Heading_20_5" style:display-name="Heading 5" style:family="paragraph" style:parent-style-name="Heading_20_3" style:next-style-name="Standard" style:default-outline-level="5" style:class="text">
      <style:paragraph-properties fo:margin-left="2.4583in" fo:margin-right="0in" fo:text-indent="-0.4917in" style:auto-text-indent="false">
        <style:tab-stops>
          <style:tab-stop style:position="2.3819in"/>
          <style:tab-stop style:position="3.3862in"/>
          <style:tab-stop style:position="4.7646in"/>
        </style:tab-stops>
      </style:paragraph-properties>
    </style:style>
    <style:style style:name="Heading_20_6" style:display-name="Heading 6" style:family="paragraph" style:parent-style-name="Heading_20_3" style:next-style-name="Standard" style:default-outline-level="6" style:class="text">
      <style:paragraph-properties fo:margin-left="2.95in" fo:margin-right="0in" fo:text-indent="-0.4917in" style:auto-text-indent="false">
        <style:tab-stops>
          <style:tab-stop style:position="2.3819in"/>
          <style:tab-stop style:position="3.3862in"/>
          <style:tab-stop style:position="4.7646in"/>
        </style:tab-stops>
      </style:paragraph-properties>
    </style:style>
    <style:style style:name="Heading_20_7" style:display-name="Heading 7" style:family="paragraph" style:parent-style-name="Heading_20_3" style:next-style-name="Standard" style:default-outline-level="7" style:class="text">
      <style:paragraph-properties fo:margin-left="3.4417in" fo:margin-right="0in" fo:text-indent="-0.4917in" style:auto-text-indent="false">
        <style:tab-stops>
          <style:tab-stop style:position="2.3819in"/>
          <style:tab-stop style:position="3.3862in"/>
          <style:tab-stop style:position="4.7646in"/>
        </style:tab-stops>
      </style:paragraph-properties>
    </style:style>
    <style:style style:name="Heading_20_8" style:display-name="Heading 8" style:family="paragraph" style:parent-style-name="Heading_20_3" style:next-style-name="Standard" style:default-outline-level="8" style:class="text">
      <style:paragraph-properties fo:margin-left="3.9335in" fo:margin-right="0in" fo:text-indent="-0.4917in" style:auto-text-indent="false">
        <style:tab-stops>
          <style:tab-stop style:position="2.3819in"/>
          <style:tab-stop style:position="3.3862in"/>
          <style:tab-stop style:position="4.7646in"/>
        </style:tab-stops>
      </style:paragraph-properties>
    </style:style>
    <style:style style:name="Heading_20_9" style:display-name="Heading 9" style:family="paragraph" style:parent-style-name="Heading_20_3" style:next-style-name="Standard" style:default-outline-level="9" style:class="text">
      <style:paragraph-properties fo:margin-left="4.4252in" fo:margin-right="0in" fo:text-indent="-0.4917in" style:auto-text-indent="false">
        <style:tab-stops>
          <style:tab-stop style:position="0.25in"/>
          <style:tab-stop style:position="2.3819in"/>
          <style:tab-stop style:position="3.3862in"/>
          <style:tab-stop style:position="4.7646in"/>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tab-stop style:position="6.9693in"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6.9693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139in" fo:margin-right="0in" fo:text-indent="0in" style:auto-text-indent="false">
        <style:tab-stops>
          <style:tab-stop style:position="6.9693in"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1374in" fo:margin-right="0in" fo:text-indent="0in" style:auto-text-indent="false"/>
    </style:style>
    <style:style style:name="Contents_20_5" style:display-name="Contents 5" style:family="paragraph" style:parent-style-name="Contents_20_3" style:next-style-name="Standard" style:class="index">
      <style:paragraph-properties fo:margin-left="0.1374in" fo:margin-right="0in" fo:text-indent="0in" style:auto-text-indent="false"/>
    </style:style>
    <style:style style:name="Contents_20_6" style:display-name="Contents 6" style:family="paragraph" style:parent-style-name="Contents_20_3" style:next-style-name="Standard" style:class="index">
      <style:paragraph-properties fo:margin-left="0.1374in" fo:margin-right="0in" fo:text-indent="0in" style:auto-text-indent="false"/>
    </style:style>
    <style:style style:name="Contents_20_7" style:display-name="Contents 7" style:family="paragraph" style:parent-style-name="Contents_20_3" style:next-style-name="Standard" style:class="index">
      <style:paragraph-properties fo:margin-left="0.1374in" fo:margin-right="0in" fo:text-indent="0in" style:auto-text-indent="false"/>
    </style:style>
    <style:style style:name="Contents_20_8" style:display-name="Contents 8" style:family="paragraph" style:parent-style-name="Contents_20_3" style:next-style-name="Standard" style:class="index">
      <style:paragraph-properties fo:margin-left="0.1374in" fo:margin-right="0in" fo:text-indent="0in" style:auto-text-indent="false"/>
    </style:style>
    <style:style style:name="Contents_20_9" style:display-name="Contents 9" style:family="paragraph" style:parent-style-name="Contents_20_3" style:next-style-name="Standard" style:class="index">
      <style:paragraph-properties fo:margin-left="0.1374in" fo:margin-right="0in" fo:text-indent="0in" style:auto-text-indent="false"/>
    </style:style>
    <style:style style:name="Footer" style:family="paragraph" style:parent-style-name="Standard" style:class="extra">
      <style:paragraph-properties fo:margin-top="0in" fo:margin-bottom="0in" fo:line-height="0.222in">
        <style:tab-stops>
          <style:tab-stop style:position="3.4846in" style:type="center"/>
          <style:tab-stop style:position="6.9693in"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in" fo:margin-bottom="0in"/>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hyphenation-ladder-count="no-limit" text:number-lines="false" text:line-number="0" style:vertical-align="baseline"/>
      <style:text-properties style:letter-kerning="true"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6.9688in" table:align="left" style:writing-mode="lr-tb"/>
    </style:style>
    <style:style style:name="Tabelle2.A" style:family="table-column">
      <style:table-column-properties style:column-width="3.3979in"/>
    </style:style>
    <style:style style:name="Tabelle2.B" style:family="table-column">
      <style:table-column-properties style:column-width="1.2292in"/>
    </style:style>
    <style:style style:name="Tabelle2.C" style:family="table-column">
      <style:table-column-properties style:column-width="2.3417in"/>
    </style:style>
    <style:style style:name="Tabelle2.1" style:family="table-row">
      <style:table-row-properties style:keep-together="false" fo:keep-together="always"/>
    </style:style>
    <style:style style:name="Tabelle2.A1" style:family="table-cell">
      <style:table-cell-properties style:vertical-align="top" fo:padding="0in" fo:border="none" style:writing-mode="lr-tb"/>
    </style:style>
    <style:style style:name="MP1" style:family="paragraph" style:parent-style-name="Header">
      <style:paragraph-properties style:snap-to-layout-grid="false">
        <style:tab-stops>
          <style:tab-stop style:position="2.3819in"/>
          <style:tab-stop style:position="3.3862in"/>
          <style:tab-stop style:position="4.7646in"/>
          <style:tab-stop style:position="6.3in"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2.3819in"/>
          <style:tab-stop style:position="3.3862in"/>
          <style:tab-stop style:position="4.7646in"/>
          <style:tab-stop style:position="6.3in"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in" fo:padding-right="0in" fo:padding-top="0.0138in" fo:padding-bottom="0in" fo:border-left="none" fo:border-right="none" fo:border-top="0.0071in solid #000000" fo:border-bottom="none"/>
      <style:text-properties fo:font-size="1pt" style:font-size-asian="1pt" style:font-size-complex="1pt"/>
    </style:style>
    <style:style style:name="MP6" style:family="paragraph" style:parent-style-name="Standard">
      <style:paragraph-properties fo:padding-left="0in" fo:padding-right="0in" fo:padding-top="0in" fo:padding-bottom="0.0138in" fo:border-left="none" fo:border-right="none" fo:border-top="none" fo:border-bottom="0.0071in solid #000000"/>
      <style:text-properties fo:font-size="1pt" style:font-size-asian="1pt" style:font-size-complex="1pt"/>
    </style:style>
    <style:style style:name="MP7" style:family="paragraph" style:parent-style-name="Header">
      <style:paragraph-properties>
        <style:tab-stops>
          <style:tab-stop style:position="6.9693in"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content" fo:background-color="#ffffff" style:background-transparency="0%" fo:padding="0.0102in" fo:border="none">
        <style:background-image/>
      </style:graphic-properties>
    </style:style>
    <style:page-layout style:name="Mpm1">
      <style:page-layout-properties fo:page-width="8.2673in" fo:page-height="11.6925in" style:num-format="1" style:print-orientation="portrait" fo:margin-top="0.5516in" fo:margin-bottom="0.6299in" fo:margin-left="0.9055in" fo:margin-right="0.3937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2209in" fo:margin-left="0in" fo:margin-right="0in" fo:margin-bottom="1.1819in" style:dynamic-spacing="true"/>
      </style:header-style>
      <style:footer-style>
        <style:header-footer-properties fo:min-height="0.1575in" fo:margin-left="0in" fo:margin-right="0in" fo:margin-top="0.1189in"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 Leitzentrale</text:reference-ref></text:p>
              </table:table-cell>
              <table:table-cell table:style-name="Tabelle2.A1" office:value-type="string">
                <text:p text:style-name="MP2"/>
              </table:table-cell>
              <table:table-cell table:style-name="Tabelle2.A1" office:value-type="string">
                <text:p text:style-name="MP3"><text:chapter text:display="name" text:outline-level="1"/></text:p>
              </table:table-cell>
            </table:table-row>
          </table:table-header-rows>
        </table:table>
        <text:p text:style-name="MP4"><draw:frame draw:style-name="Mfr1" draw:name="Rahmen9" text:anchor-type="char" svg:x="0in" svg:y="1.772in" svg:width="6.9689in" svg:height="0.1575in" draw:z-index="8"><draw:text-box><text:p text:style-name="MP5"><text:s/></text:p><text:p text:style-name="MP5"/></draw:text-box></draw:frame></text:p>
      </style:header>
      <style:footer>
        <text:p text:style-name="Footer"><draw:frame draw:style-name="Mfr1" draw:name="Rahmen8" text:anchor-type="char" svg:x="0in" svg:y="10.7492in" svg:width="6.9689in" svg:height="0.1575in" draw:z-index="33"><draw:text-box><text:p text:style-name="MP6"/></draw:text-box></draw:frame><text:tab/>Version <text:span text:style-name="MT1"><text:reference-ref text:reference-format="text" text:ref-name="Version">1.0</text:reference-ref></text:span> vom <text:modification-date style:data-style-name="N36">18.01.2011</text:modification-date><text:tab/>Seite <text:page-number text:select-page="current">1</text:page-number>/<text:page-count style:num-format="1">19</text:page-count></text:p>
      </style:footer>
    </style:master-page>
    <style:master-page style:name="First_20_Page" style:display-name="First Page" style:page-layout-name="Mpm1" style:next-style-name="Standard">
      <style:header>
        <text:p text:style-name="MP7"><text:span text:style-name="MT1"><text:reference-ref text:reference-format="text" text:ref-name="Titel">Testspezifikation Leitzentrale</text:reference-ref></text:span><draw:frame draw:style-name="Mfr1" draw:name="Rahmen11" text:anchor-type="char" svg:x="0in" svg:y="1.772in" svg:width="6.9689in" svg:height="0.1575in" draw:z-index="36"><draw:text-box><text:p text:style-name="MP5"/></draw:text-box></draw:frame><text:tab/><text:subject>Sichere Eisenbahnsteuerung</text:subject></text:p>
      </style:header>
      <style:footer>
        <text:p text:style-name="Footer"><draw:frame draw:style-name="Mfr1" draw:name="Rahmen10" text:anchor-type="char" svg:x="0in" svg:y="10.7492in" svg:width="6.9689in" svg:height="0.1575in" draw:z-index="37"><draw:text-box><text:p text:style-name="MP6"/></draw:text-box></draw:frame><text:tab/>Version <text:span text:style-name="MT1"><text:reference-ref text:reference-format="text" text:ref-name="Version">1.0</text:reference-ref></text:span> vom <text:modification-date style:data-style-name="N36">18.01.2011</text:modification-date><text:tab/>Seite <text:page-number text:select-page="current">1</text:page-number>/<text:page-count style:num-format="1">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Testspezifikation</dc:title>
    <dc:subject>Sichere Eisenbahnsteuerung</dc:subject>
    <meta:initial-creator>Norman Nieß</meta:initial-creator>
    <meta:creation-date>2010-04-21T17:30:25</meta:creation-date>
    <meta:editing-cycles>30</meta:editing-cycles>
    <meta:editing-duration>PT18H47M29S</meta:editing-duration>
    <dc:date>2011-01-18T14:07:21</dc:date>
    <dc:creator>Fabian </dc:creator>
    <meta:document-statistic meta:table-count="7" meta:image-count="0" meta:object-count="0" meta:page-count="19" meta:paragraph-count="517" meta:word-count="1853" meta:character-count="13757"/>
    <meta:user-defined meta:name="Info 1"/>
    <meta:user-defined meta:name="Info 2"/>
    <meta:user-defined meta:name="Info 3"/>
    <meta:user-defined meta:name="Info 4"/>
  </office:meta>
</office:document-meta>
</file>